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style:page-number="212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 fo:margin-left="0.9805in" fo:text-indent="0.4902in">
        <style:tab-stops/>
      </style:paragraph-properties>
      <style:text-properties style:font-weight-complex="bold"/>
    </style:style>
    <style:style style:name="P4" style:parent-style-name="Standard" style:family="paragraph">
      <style:text-properties style:font-weight-complex="bold"/>
    </style:style>
    <style:style style:name="P5" style:parent-style-name="Standard" style:family="paragraph">
      <style:text-properties style:font-weight-complex="bold"/>
    </style:style>
    <style:style style:name="P6" style:parent-style-name="Standard" style:family="paragraph">
      <style:text-properties style:font-weight-complex="bold"/>
    </style:style>
    <style:style style:name="P7" style:parent-style-name="Standard" style:family="paragraph">
      <style:text-properties style:font-weight-complex="bold"/>
    </style:style>
    <style:style style:name="P8" style:parent-style-name="Standard" style:family="paragraph">
      <style:text-properties style:font-weight-complex="bold"/>
    </style:style>
    <style:style style:name="P9" style:parent-style-name="Standard" style:family="paragraph">
      <style:text-properties style:font-weight-complex="bold"/>
    </style:style>
    <style:style style:name="P10" style:parent-style-name="Standard" style:family="paragraph">
      <style:text-properties style:font-weight-complex="bold"/>
    </style:style>
    <style:style style:name="T11" style:parent-style-name="DefaultParagraphFont" style:family="text">
      <style:text-properties style:font-weight-complex="bold"/>
    </style:style>
    <style:style style:name="T12" style:parent-style-name="DefaultParagraphFont" style:family="text">
      <style:text-properties style:font-name-complex="Times New Roman" style:font-weight-complex="bold"/>
    </style:style>
    <style:style style:name="T13" style:parent-style-name="DefaultParagraphFont" style:family="text">
      <style:text-properties style:font-weight-complex="bold"/>
    </style:style>
    <style:style style:name="P14" style:parent-style-name="Standard" style:family="paragraph">
      <style:text-properties style:font-weight-complex="bold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Normal" style:family="paragraph">
      <style:paragraph-properties fo:break-before="page"/>
      <style:text-properties fo:hyphenate="true"/>
    </style:style>
    <style:style style:name="P2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  <style:text-properties fo:font-weight="bold" style:font-weight-asian="bold"/>
    </style:style>
    <style:style style:name="P27" style:parent-style-name="Standard" style:family="paragraph">
      <style:paragraph-properties fo:text-align="center" fo:margin-left="1.4708in" fo:text-indent="0.4902in">
        <style:tab-stops/>
      </style:paragraph-properties>
    </style:style>
    <style:style style:name="P28" style:parent-style-name="Standard" style:family="paragraph">
      <style:paragraph-properties fo:text-align="center"/>
      <style:text-properties fo:font-weight="bold" style:font-weight-asian="bold"/>
    </style:style>
    <style:style style:name="T29" style:parent-style-name="DefaultParagraphFont" style:family="text">
      <style:text-properties style:font-name-complex="Times New Roman"/>
    </style:style>
    <style:style style:name="P30" style:parent-style-name="Normal" style:family="paragraph">
      <style:paragraph-properties fo:break-before="page"/>
      <style:text-properties fo:hyphenate="true"/>
    </style:style>
    <style:style style:name="P3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2" style:parent-style-name="Standard" style:family="paragraph">
      <style:paragraph-properties fo:text-align="center"/>
      <style:text-properties fo:font-weight="bold" style:font-weight-asian="bold"/>
    </style:style>
    <style:style style:name="P33" style:parent-style-name="Standard" style:family="paragraph">
      <style:paragraph-properties fo:text-align="center"/>
      <style:text-properties fo:font-weight="bold" style:font-weight-asian="bold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P3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37" style:parent-style-name="DefaultParagraphFont" style:family="text">
      <style:text-properties style:font-weight-complex="bold" fo:font-style="italic" style:font-style-asian="italic"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style:font-weight-complex="bold"/>
    </style:style>
    <style:style style:name="P39" style:parent-style-name="Standard" style:family="paragraph">
      <style:text-properties style:font-weight-complex="bold"/>
    </style:style>
    <style:style style:name="P40" style:parent-style-name="Standard" style:family="paragraph">
      <style:text-properties style:font-weight-complex="bold"/>
    </style:style>
    <style:style style:name="P41" style:parent-style-name="Standard" style:family="paragraph">
      <style:text-properties style:font-weight-complex="bold"/>
    </style:style>
    <style:style style:name="P42" style:parent-style-name="Standard" style:family="paragraph">
      <style:text-properties style:font-weight-complex="bold"/>
    </style:style>
    <style:style style:name="P43" style:parent-style-name="Standard" style:family="paragraph">
      <style:text-properties style:font-weight-complex="bold"/>
    </style:style>
    <style:style style:name="P44" style:parent-style-name="Standard" style:family="paragraph">
      <style:text-properties style:font-weight-complex="bold"/>
    </style:style>
    <style:style style:name="T45" style:parent-style-name="DefaultParagraphFont" style:family="text">
      <style:text-properties style:font-weight-complex="bold"/>
    </style:style>
    <style:style style:name="T46" style:parent-style-name="DefaultParagraphFont" style:family="text">
      <style:text-properties style:font-name-complex="Times New Roman" style:font-weight-complex="bold"/>
    </style:style>
    <style:style style:name="T47" style:parent-style-name="DefaultParagraphFont" style:family="text">
      <style:text-properties style:font-weight-complex="bold"/>
    </style:style>
    <style:style style:name="P48" style:parent-style-name="Standard" style:list-style-name="LFO1" style:family="paragraph">
      <style:text-properties style:font-weight-complex="bold"/>
    </style:style>
    <style:style style:name="P49" style:parent-style-name="Standard" style:family="paragraph">
      <style:text-properties style:font-weight-complex="bold"/>
    </style:style>
    <style:style style:name="T50" style:parent-style-name="DefaultParagraphFont" style:family="text">
      <style:text-properties style:font-weight-complex="bold" fo:font-style="italic" style:font-style-asian="italic"/>
    </style:style>
    <style:style style:name="T51" style:parent-style-name="DefaultParagraphFont" style:family="text">
      <style:text-properties style:font-weight-complex="bold"/>
    </style:style>
    <style:style style:name="P52" style:parent-style-name="Standard" style:family="paragraph">
      <style:text-properties style:font-weight-complex="bold"/>
    </style:style>
    <style:style style:name="P53" style:parent-style-name="Standard" style:family="paragraph">
      <style:text-properties style:font-weight-complex="bold"/>
    </style:style>
    <style:style style:name="P54" style:parent-style-name="Standard" style:family="paragraph">
      <style:text-properties style:font-weight-complex="bold"/>
    </style:style>
    <style:style style:name="P55" style:parent-style-name="Standard" style:family="paragraph">
      <style:text-properties style:font-weight-complex="bold"/>
    </style:style>
    <style:style style:name="P56" style:parent-style-name="Standard" style:family="paragraph">
      <style:text-properties style:font-weight-complex="bold"/>
    </style:style>
    <style:style style:name="P57" style:parent-style-name="Standard" style:family="paragraph">
      <style:text-properties style:font-weight-complex="bold"/>
    </style:style>
    <style:style style:name="P58" style:parent-style-name="Standard" style:family="paragraph">
      <style:text-properties style:font-weight-complex="bold"/>
    </style:style>
    <style:style style:name="T59" style:parent-style-name="DefaultParagraphFont" style:family="text">
      <style:text-properties style:font-weight-complex="bold" fo:font-style="italic" style:font-style-asian="italic" style:text-underline-type="single" style:text-underline-style="solid" style:text-underline-width="auto" style:text-underline-mode="continuous"/>
    </style:style>
    <style:style style:name="T60" style:parent-style-name="DefaultParagraphFont" style:family="text">
      <style:text-properties style:font-weight-complex="bold"/>
    </style:style>
    <style:style style:name="P61" style:parent-style-name="Standard" style:family="paragraph">
      <style:text-properties style:font-weight-complex="bold"/>
    </style:style>
    <style:style style:name="P62" style:parent-style-name="Normal" style:family="paragraph">
      <style:paragraph-properties fo:break-before="page"/>
      <style:text-properties style:font-weight-complex="bold" fo:hyphenate="true"/>
    </style:style>
    <style:style style:name="P6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4" style:parent-style-name="Standard" style:family="paragraph">
      <style:paragraph-properties fo:text-align="center"/>
    </style:style>
    <style:style style:name="P6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7" style:parent-style-name="Standard" style:family="paragraph">
      <style:paragraph-properties fo:text-align="center"/>
    </style:style>
    <style:style style:name="P68" style:parent-style-name="Standard" style:family="paragraph">
      <style:paragraph-properties fo:text-align="center"/>
    </style:style>
    <style:style style:name="P69" style:parent-style-name="Standard" style:family="paragraph">
      <style:paragraph-properties fo:text-align="center"/>
    </style:style>
    <style:style style:name="P7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1" style:parent-style-name="Standard" style:family="paragraph">
      <style:paragraph-properties fo:text-align="center"/>
    </style:style>
    <style:style style:name="P72" style:parent-style-name="Normal" style:family="paragraph">
      <style:paragraph-properties fo:break-before="page"/>
      <style:text-properties fo:hyphenate="true"/>
    </style:style>
    <style:style style:name="P7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5" style:parent-style-name="Standard" style:family="paragraph">
      <style:paragraph-properties fo:text-align="center"/>
    </style:style>
    <style:style style:name="P76" style:parent-style-name="Standard" style:family="paragraph">
      <style:paragraph-properties fo:text-align="center"/>
    </style:style>
    <style:style style:name="P77" style:parent-style-name="Standard" style:family="paragraph">
      <style:paragraph-properties fo:text-align="center"/>
    </style:style>
    <style:style style:name="P78" style:parent-style-name="Standard" style:family="paragraph">
      <style:paragraph-properties fo:text-align="center"/>
      <style:text-properties fo:font-weight="bold" style:font-weight-asian="bold"/>
    </style:style>
    <style:style style:name="T79" style:parent-style-name="DefaultParagraphFont" style:family="text">
      <style:text-properties style:font-name-complex="Times New Roman"/>
    </style:style>
    <style:style style:name="P8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6" style:parent-style-name="Standard" style:family="paragraph">
      <style:paragraph-properties fo:text-align="center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P98" style:parent-style-name="Standard" style:family="paragraph">
      <style:paragraph-properties fo:text-align="center"/>
    </style:style>
    <style:style style:name="P9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P10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11" style:parent-style-name="Standard" style:family="paragraph">
      <style:paragraph-properties fo:text-align="center"/>
    </style:style>
    <style:style style:name="P1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13" style:parent-style-name="Standard" style:family="paragraph">
      <style:paragraph-properties fo:text-align="center"/>
    </style:style>
    <style:style style:name="P1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16" style:parent-style-name="Standard" style:family="paragraph">
      <style:paragraph-properties fo:text-align="center"/>
      <style:text-properties fo:font-weight="bold" style:font-weight-asian="bold"/>
    </style:style>
    <style:style style:name="P117" style:parent-style-name="Standard" style:family="paragraph">
      <style:paragraph-properties fo:text-align="center"/>
      <style:text-properties fo:font-weight="bold" style:font-weight-asian="bold"/>
    </style:style>
    <style:style style:name="P118" style:parent-style-name="Standard" style:family="paragraph">
      <style:paragraph-properties fo:text-align="center"/>
      <style:text-properties fo:font-weight="bold" style:font-weight-asian="bold"/>
    </style:style>
    <style:style style:name="P119" style:parent-style-name="Standard" style:family="paragraph">
      <style:paragraph-properties fo:text-align="center"/>
      <style:text-properties fo:font-weight="bold" style:font-weight-asian="bold"/>
    </style:style>
    <style:style style:name="P120" style:parent-style-name="Standard" style:family="paragraph">
      <style:paragraph-properties fo:text-align="center"/>
      <style:text-properties fo:font-weight="bold" style:font-weight-asian="bold"/>
    </style:style>
    <style:style style:name="P121" style:parent-style-name="Standard" style:family="paragraph">
      <style:paragraph-properties fo:text-align="center"/>
      <style:text-properties fo:font-weight="bold" style:font-weight-asian="bold"/>
    </style:style>
    <style:style style:name="P122" style:parent-style-name="Standard" style:family="paragraph">
      <style:paragraph-properties fo:text-align="center"/>
      <style:text-properties fo:font-weight="bold" style:font-weight-asian="bold"/>
    </style:style>
    <style:style style:name="P123" style:parent-style-name="Standard" style:family="paragraph">
      <style:paragraph-properties fo:text-align="center"/>
      <style:text-properties fo:font-weight="bold" style:font-weight-asian="bold"/>
    </style:style>
    <style:style style:name="P124" style:parent-style-name="Standard" style:family="paragraph">
      <style:paragraph-properties fo:text-align="center"/>
      <style:text-properties fo:font-weight="bold" style:font-weight-asian="bold"/>
    </style:style>
    <style:style style:name="P125" style:parent-style-name="Standard" style:family="paragraph">
      <style:paragraph-properties fo:text-align="center"/>
      <style:text-properties fo:font-weight="bold" style:font-weight-asian="bold"/>
    </style:style>
    <style:style style:name="T126" style:parent-style-name="DefaultParagraphFont" style:family="text">
      <style:text-properties style:font-name-complex="Times New Roman"/>
    </style:style>
    <style:style style:name="P127" style:parent-style-name="Standard" style:family="paragraph">
      <style:paragraph-properties fo:text-align="center"/>
      <style:text-properties fo:font-weight="bold" style:font-weight-asian="bold"/>
    </style:style>
    <style:style style:name="T128" style:parent-style-name="DefaultParagraphFont" style:family="text">
      <style:text-properties style:font-name-complex="Times New Roman"/>
    </style:style>
    <style:style style:name="P129" style:parent-style-name="Standard" style:family="paragraph">
      <style:text-properties style:font-name-complex="Times New Roman"/>
    </style:style>
    <style:style style:name="P130" style:parent-style-name="Standard" style:family="paragraph">
      <style:text-properties style:font-name-complex="Times New Roman"/>
    </style:style>
    <style:style style:name="P131" style:parent-style-name="Standard" style:family="paragraph">
      <style:paragraph-properties fo:text-align="center"/>
      <style:text-properties style:font-name-complex="Times New Roman" fo:font-weight="bold" style:font-weight-asian="bold"/>
    </style:style>
    <style:style style:name="P132" style:parent-style-name="Standard" style:family="paragraph">
      <style:text-properties style:font-name-complex="Times New Roman"/>
    </style:style>
    <style:style style:name="P133" style:parent-style-name="Standard" style:family="paragraph">
      <style:text-properties style:font-name-complex="Times New Roman"/>
    </style:style>
    <style:style style:name="P134" style:parent-style-name="Standard" style:family="paragraph">
      <style:text-properties style:font-name-complex="Times New Roman"/>
    </style:style>
    <style:style style:name="P135" style:parent-style-name="Standard" style:family="paragraph">
      <style:text-properties style:font-name-complex="Times New Roman"/>
    </style:style>
    <style:style style:name="P136" style:parent-style-name="Standard" style:family="paragraph">
      <style:text-properties style:font-name-complex="Times New Roman"/>
    </style:style>
    <style:style style:name="P137" style:parent-style-name="Standard" style:family="paragraph">
      <style:text-properties style:font-name-complex="Times New Roman"/>
    </style:style>
    <style:style style:name="P138" style:parent-style-name="Standard" style:family="paragraph">
      <style:text-properties style:font-name-complex="Times New Roman"/>
    </style:style>
    <style:style style:name="T139" style:parent-style-name="DefaultParagraphFont" style:family="text">
      <style:text-properties style:font-name-complex="Times New Roman"/>
    </style:style>
    <style:style style:name="P140" style:parent-style-name="Standard" style:family="paragraph">
      <style:paragraph-properties fo:text-align="center"/>
    </style:style>
    <style:style style:name="P14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6" style:parent-style-name="Standard" style:family="paragraph">
      <style:paragraph-properties fo:text-align="center"/>
    </style:style>
    <style:style style:name="P147" style:parent-style-name="Standard" style:family="paragraph">
      <style:paragraph-properties fo:text-align="center"/>
    </style:style>
    <style:style style:name="P14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0" style:parent-style-name="Standard" style:family="paragraph">
      <style:paragraph-properties fo:text-align="center"/>
    </style:style>
    <style:style style:name="T15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5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4" style:parent-style-name="Standard" style:family="paragraph">
      <style:paragraph-properties fo:text-align="center"/>
    </style:style>
    <style:style style:name="T155" style:parent-style-name="DefaultParagraphFont" style:family="text">
      <style:text-properties fo:font-weight="bold" style:font-weight-asian="bold" style:font-weight-complex="bold"/>
    </style:style>
    <style:style style:name="T156" style:parent-style-name="DefaultParagraphFont" style:family="text">
      <style:text-properties fo:font-weight="bold" style:font-weight-asian="bold" style:font-weight-complex="bold"/>
    </style:style>
    <style:style style:name="T157" style:parent-style-name="DefaultParagraphFont" style:family="text">
      <style:text-properties fo:font-weight="bold" style:font-weight-asian="bold" style:font-weight-complex="bold"/>
    </style:style>
    <style:style style:name="P158" style:parent-style-name="Standard" style:family="paragraph">
      <style:paragraph-properties fo:text-align="center"/>
    </style:style>
    <style:style style:name="P159" style:parent-style-name="Standard" style:family="paragraph">
      <style:paragraph-properties fo:text-align="center"/>
      <style:text-properties fo:font-weight="bold" style:font-weight-asian="bold"/>
    </style:style>
    <style:style style:name="T160" style:parent-style-name="DefaultParagraphFont" style:family="text">
      <style:text-properties style:font-name-complex="Times New Roman"/>
    </style:style>
    <style:style style:name="P16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4" style:parent-style-name="Standard" style:family="paragraph">
      <style:paragraph-properties fo:text-align="center"/>
      <style:text-properties style:font-weight-complex="bold"/>
    </style:style>
    <style:style style:name="P16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6" style:parent-style-name="Standard" style:family="paragraph">
      <style:paragraph-properties fo:text-align="center"/>
    </style:style>
    <style:style style:name="P167" style:parent-style-name="Standard" style:family="paragraph">
      <style:paragraph-properties fo:text-align="center"/>
      <style:text-properties fo:font-weight="bold" style:font-weight-asian="bold"/>
    </style:style>
    <style:style style:name="T168" style:parent-style-name="DefaultParagraphFont" style:family="text">
      <style:text-properties style:font-name-complex="Times New Roman"/>
    </style:style>
    <style:style style:name="P16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1" style:parent-style-name="Normal" style:family="paragraph">
      <style:paragraph-properties fo:break-before="page"/>
      <style:text-properties fo:hyphenate="true"/>
    </style:style>
    <style:style style:name="P18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3" style:parent-style-name="Standard" style:family="paragraph">
      <style:paragraph-properties fo:text-align="center"/>
      <style:text-properties fo:font-weight="bold" style:font-weight-asian="bold"/>
    </style:style>
    <style:style style:name="T184" style:parent-style-name="DefaultParagraphFont" style:family="text">
      <style:text-properties style:font-name-complex="Times New Roman"/>
    </style:style>
    <style:style style:name="P18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00" style:parent-style-name="Standard" style:family="paragraph">
      <style:paragraph-properties fo:text-align="center"/>
    </style:style>
    <style:style style:name="P20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0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0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0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0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0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0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0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0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1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213" style:parent-style-name="DefaultParagraphFont" style:family="text">
      <style:text-properties fo:font-weight="bold" style:font-weight-asian="bold" style:font-weight-complex="bold"/>
    </style:style>
    <style:style style:name="P2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15" style:parent-style-name="Standard" style:family="paragraph">
      <style:paragraph-properties fo:text-align="center"/>
      <style:text-properties fo:font-weight="bold" style:font-weight-asian="bold"/>
    </style:style>
    <style:style style:name="P216" style:parent-style-name="Standard" style:family="paragraph">
      <style:paragraph-properties fo:text-align="center"/>
      <style:text-properties fo:font-weight="bold" style:font-weight-asian="bold"/>
    </style:style>
    <style:style style:name="P217" style:parent-style-name="Standard" style:family="paragraph">
      <style:paragraph-properties fo:text-align="center"/>
      <style:text-properties fo:font-weight="bold" style:font-weight-asian="bold"/>
    </style:style>
    <style:style style:name="P218" style:parent-style-name="Standard" style:family="paragraph">
      <style:paragraph-properties fo:text-align="center"/>
      <style:text-properties fo:font-weight="bold" style:font-weight-asian="bold"/>
    </style:style>
    <style:style style:name="T219" style:parent-style-name="DefaultParagraphFont" style:family="text">
      <style:text-properties style:font-name-complex="Times New Roman"/>
    </style:style>
    <style:style style:name="P220" style:parent-style-name="Standard" style:family="paragraph">
      <style:paragraph-properties fo:text-align="center"/>
      <style:text-properties fo:font-weight="bold" style:font-weight-asian="bold"/>
    </style:style>
    <style:style style:name="P221" style:parent-style-name="Standard" style:family="paragraph">
      <style:text-properties fo:font-weight="bold" style:font-weight-asian="bold"/>
    </style:style>
    <style:style style:name="P222" style:parent-style-name="Standard" style:family="paragraph">
      <style:paragraph-properties fo:text-align="center"/>
      <style:text-properties fo:font-weight="bold" style:font-weight-asian="bold"/>
    </style:style>
    <style:style style:name="P223" style:parent-style-name="Standard" style:family="paragraph">
      <style:paragraph-properties fo:text-align="center"/>
      <style:text-properties fo:font-weight="bold" style:font-weight-asian="bold"/>
    </style:style>
    <style:style style:name="P224" style:parent-style-name="Standard" style:family="paragraph">
      <style:paragraph-properties fo:text-align="center"/>
      <style:text-properties fo:font-weight="bold" style:font-weight-asian="bold"/>
    </style:style>
    <style:style style:name="P225" style:parent-style-name="Standard" style:family="paragraph">
      <style:paragraph-properties fo:text-align="center"/>
      <style:text-properties fo:font-weight="bold" style:font-weight-asian="bold"/>
    </style:style>
    <style:style style:name="P226" style:parent-style-name="Standard" style:family="paragraph">
      <style:paragraph-properties fo:text-align="center"/>
      <style:text-properties fo:font-weight="bold" style:font-weight-asian="bold"/>
    </style:style>
    <style:style style:name="P227" style:parent-style-name="Standard" style:family="paragraph">
      <style:paragraph-properties fo:text-align="center"/>
      <style:text-properties fo:font-weight="bold" style:font-weight-asian="bold"/>
    </style:style>
    <style:style style:name="P228" style:parent-style-name="Standard" style:family="paragraph">
      <style:paragraph-properties fo:text-align="center"/>
      <style:text-properties fo:font-weight="bold" style:font-weight-asian="bold"/>
    </style:style>
    <style:style style:name="P229" style:parent-style-name="Standard" style:family="paragraph">
      <style:paragraph-properties fo:text-align="center"/>
      <style:text-properties fo:font-weight="bold" style:font-weight-asian="bold"/>
    </style:style>
    <style:style style:name="P230" style:parent-style-name="Standard" style:family="paragraph">
      <style:paragraph-properties fo:text-align="center"/>
    </style:style>
    <style:style style:name="P23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3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33" style:parent-style-name="Standard" style:family="paragraph">
      <style:paragraph-properties fo:text-align="center"/>
      <style:text-properties fo:font-weight="bold" style:font-weight-asian="bold"/>
    </style:style>
    <style:style style:name="P234" style:parent-style-name="Standard" style:family="paragraph">
      <style:paragraph-properties fo:text-align="center"/>
      <style:text-properties fo:font-weight="bold" style:font-weight-asian="bold"/>
    </style:style>
    <style:style style:name="P235" style:parent-style-name="Standard" style:family="paragraph">
      <style:paragraph-properties fo:text-align="center"/>
      <style:text-properties fo:font-weight="bold" style:font-weight-asian="bold"/>
    </style:style>
    <style:style style:name="P236" style:parent-style-name="Standard" style:family="paragraph">
      <style:paragraph-properties fo:text-align="center"/>
      <style:text-properties fo:font-weight="bold" style:font-weight-asian="bold"/>
    </style:style>
    <style:style style:name="P237" style:parent-style-name="Standard" style:family="paragraph">
      <style:paragraph-properties fo:text-align="center"/>
      <style:text-properties fo:font-weight="bold" style:font-weight-asian="bold"/>
    </style:style>
    <style:style style:name="P238" style:parent-style-name="Standard" style:family="paragraph">
      <style:paragraph-properties fo:text-align="center"/>
      <style:text-properties fo:font-weight="bold" style:font-weight-asian="bold"/>
    </style:style>
    <style:style style:name="P239" style:parent-style-name="Standard" style:family="paragraph">
      <style:paragraph-properties fo:text-align="center"/>
      <style:text-properties fo:font-weight="bold" style:font-weight-asian="bold"/>
    </style:style>
    <style:style style:name="P240" style:parent-style-name="Standard" style:family="paragraph">
      <style:paragraph-properties fo:text-align="center"/>
      <style:text-properties fo:font-weight="bold" style:font-weight-asian="bold"/>
    </style:style>
    <style:style style:name="P241" style:parent-style-name="Standard" style:family="paragraph">
      <style:paragraph-properties fo:text-align="center"/>
      <style:text-properties fo:font-weight="bold" style:font-weight-asian="bold"/>
    </style:style>
    <style:style style:name="P242" style:parent-style-name="Standard" style:family="paragraph">
      <style:paragraph-properties fo:text-align="center"/>
      <style:text-properties fo:font-weight="bold" style:font-weight-asian="bold"/>
    </style:style>
    <style:style style:name="P243" style:parent-style-name="Standard" style:family="paragraph">
      <style:paragraph-properties fo:text-align="center"/>
      <style:text-properties fo:font-weight="bold" style:font-weight-asian="bold"/>
    </style:style>
    <style:style style:name="P244" style:parent-style-name="Standard" style:family="paragraph">
      <style:paragraph-properties fo:text-align="center"/>
      <style:text-properties fo:font-weight="bold" style:font-weight-asian="bold"/>
    </style:style>
    <style:style style:name="P245" style:parent-style-name="Standard" style:family="paragraph">
      <style:paragraph-properties fo:text-align="center"/>
      <style:text-properties fo:font-weight="bold" style:font-weight-asian="bold"/>
    </style:style>
    <style:style style:name="P246" style:parent-style-name="Standard" style:family="paragraph">
      <style:paragraph-properties fo:text-align="center"/>
      <style:text-properties fo:font-weight="bold" style:font-weight-asian="bold"/>
    </style:style>
    <style:style style:name="P247" style:parent-style-name="Standard" style:family="paragraph">
      <style:paragraph-properties fo:text-align="center"/>
      <style:text-properties fo:font-weight="bold" style:font-weight-asian="bold"/>
    </style:style>
    <style:style style:name="P248" style:parent-style-name="Standard" style:family="paragraph">
      <style:paragraph-properties fo:text-align="center"/>
      <style:text-properties fo:font-weight="bold" style:font-weight-asian="bold"/>
    </style:style>
    <style:style style:name="P249" style:parent-style-name="Standard" style:family="paragraph">
      <style:paragraph-properties fo:text-align="center"/>
      <style:text-properties fo:font-weight="bold" style:font-weight-asian="bold"/>
    </style:style>
    <style:style style:name="P250" style:parent-style-name="Standard" style:family="paragraph">
      <style:paragraph-properties fo:text-align="center"/>
      <style:text-properties fo:font-weight="bold" style:font-weight-asian="bold"/>
    </style:style>
    <style:style style:name="T251" style:parent-style-name="DefaultParagraphFont" style:family="text">
      <style:text-properties style:font-name-complex="Times New Roman"/>
    </style:style>
    <style:style style:name="P252" style:parent-style-name="Standard" style:family="paragraph">
      <style:paragraph-properties fo:text-align="center"/>
      <style:text-properties fo:font-weight="bold" style:font-weight-asian="bold"/>
    </style:style>
    <style:style style:name="T253" style:parent-style-name="DefaultParagraphFont" style:family="text">
      <style:text-properties style:font-name-complex="Times New Roman"/>
    </style:style>
    <style:style style:name="P254" style:parent-style-name="Normal" style:family="paragraph">
      <style:paragraph-properties fo:break-before="page"/>
      <style:text-properties fo:hyphenate="true"/>
    </style:style>
    <style:style style:name="P25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56" style:parent-style-name="Standard" style:family="paragraph">
      <style:paragraph-properties fo:text-align="center"/>
    </style:style>
    <style:style style:name="T257" style:parent-style-name="DefaultParagraphFont" style:family="text">
      <style:text-properties fo:font-style="italic" style:font-style-asian="italic" style:font-style-complex="italic"/>
    </style:style>
    <style:style style:name="T25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25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6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61" style:parent-style-name="Standard" style:family="paragraph">
      <style:paragraph-properties fo:text-align="center"/>
    </style:style>
    <style:style style:name="P26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6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6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6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6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6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6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6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7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7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7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7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74" style:parent-style-name="Standard" style:family="paragraph">
      <style:paragraph-properties fo:text-align="center"/>
    </style:style>
    <style:style style:name="P275" style:parent-style-name="Standard" style:family="paragraph">
      <style:paragraph-properties fo:text-align="center"/>
    </style:style>
    <style:style style:name="P27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77" style:parent-style-name="Standard" style:family="paragraph">
      <style:paragraph-properties fo:text-align="center"/>
    </style:style>
    <style:style style:name="P27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79" style:parent-style-name="Standard" style:family="paragraph">
      <style:paragraph-properties fo:text-align="center"/>
    </style:style>
    <style:style style:name="P28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8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8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8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8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8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8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8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8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8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9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9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9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9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9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95" style:parent-style-name="Standard" style:family="paragraph">
      <style:paragraph-properties fo:text-align="center"/>
    </style:style>
    <style:style style:name="T29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97" style:parent-style-name="Standard" style:family="paragraph">
      <style:paragraph-properties fo:text-align="center"/>
      <style:text-properties fo:font-weight="bold" style:font-weight-asian="bold"/>
    </style:style>
    <style:style style:name="P298" style:parent-style-name="Standard" style:family="paragraph">
      <style:paragraph-properties fo:text-align="center"/>
      <style:text-properties fo:font-weight="bold" style:font-weight-asian="bold"/>
    </style:style>
    <style:style style:name="T299" style:parent-style-name="DefaultParagraphFont" style:family="text">
      <style:text-properties style:font-name-complex="Times New Roman"/>
    </style:style>
    <style:style style:name="P300" style:parent-style-name="Standard" style:family="paragraph">
      <style:text-properties fo:font-weight="bold" style:font-weight-asian="bold" style:font-weight-complex="bold"/>
    </style:style>
    <style:style style:name="P30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0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0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0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0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0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0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0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0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1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1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17" style:parent-style-name="Standard" style:family="paragraph">
      <style:paragraph-properties fo:text-align="center"/>
    </style:style>
    <style:style style:name="P318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31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20" style:parent-style-name="Standard" style:family="paragraph">
      <style:paragraph-properties fo:text-align="center"/>
    </style:style>
    <style:style style:name="P321" style:parent-style-name="Normal" style:family="paragraph">
      <style:paragraph-properties fo:break-before="page"/>
      <style:text-properties fo:hyphenate="true"/>
    </style:style>
    <style:style style:name="P32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2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24" style:parent-style-name="Standard" style:family="paragraph">
      <style:paragraph-properties fo:text-align="center"/>
    </style:style>
    <style:style style:name="P325" style:parent-style-name="Normal" style:family="paragraph">
      <style:paragraph-properties fo:break-before="page"/>
      <style:text-properties fo:hyphenate="true"/>
    </style:style>
    <style:style style:name="P32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27" style:parent-style-name="Standard" style:family="paragraph">
      <style:paragraph-properties fo:text-align="center"/>
    </style:style>
    <style:style style:name="T328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29" style:parent-style-name="Normal" style:family="paragraph">
      <style:paragraph-properties fo:break-before="page"/>
      <style:text-properties fo:hyphenate="true"/>
    </style:style>
    <style:style style:name="P33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31" style:parent-style-name="Standard" style:family="paragraph">
      <style:paragraph-properties fo:text-align="center"/>
      <style:text-properties fo:font-weight="bold" style:font-weight-asian="bold"/>
    </style:style>
    <style:style style:name="T332" style:parent-style-name="DefaultParagraphFont" style:family="text">
      <style:text-properties style:font-name-complex="Times New Roman"/>
    </style:style>
    <style:style style:name="P33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34" style:parent-style-name="Standard" style:family="paragraph">
      <style:paragraph-properties fo:text-align="center"/>
      <style:text-properties fo:font-weight="bold" style:font-weight-asian="bold"/>
    </style:style>
    <style:style style:name="P335" style:parent-style-name="Standard" style:family="paragraph">
      <style:paragraph-properties fo:text-align="center"/>
    </style:style>
    <style:style style:name="T336" style:parent-style-name="DefaultParagraphFont" style:family="text">
      <style:text-properties style:font-name-complex="Times New Roman"/>
    </style:style>
    <style:style style:name="P337" style:parent-style-name="Standard" style:family="paragraph">
      <style:paragraph-properties fo:text-align="center"/>
    </style:style>
    <style:style style:name="P338" style:parent-style-name="Standard" style:family="paragraph">
      <style:paragraph-properties fo:text-align="center"/>
      <style:text-properties fo:font-weight="bold" style:font-weight-asian="bold"/>
    </style:style>
    <style:style style:name="P339" style:parent-style-name="Standard" style:family="paragraph">
      <style:paragraph-properties fo:text-align="center"/>
    </style:style>
    <style:style style:name="T340" style:parent-style-name="DefaultParagraphFont" style:family="text">
      <style:text-properties style:font-name-complex="Times New Roman"/>
    </style:style>
    <style:style style:name="P341" style:parent-style-name="Standard" style:family="paragraph">
      <style:paragraph-properties fo:text-align="center"/>
      <style:text-properties fo:font-weight="bold" style:font-weight-asian="bold"/>
    </style:style>
    <style:style style:name="P342" style:parent-style-name="Standard" style:family="paragraph">
      <style:paragraph-properties fo:text-align="center"/>
    </style:style>
    <style:style style:name="P343" style:parent-style-name="Standard" style:family="paragraph">
      <style:paragraph-properties fo:text-align="center"/>
    </style:style>
    <style:style style:name="P344" style:parent-style-name="Standard" style:family="paragraph">
      <style:paragraph-properties fo:text-align="center"/>
    </style:style>
    <style:style style:name="P345" style:parent-style-name="Standard" style:family="paragraph">
      <style:paragraph-properties fo:text-align="center"/>
    </style:style>
    <style:style style:name="P346" style:parent-style-name="Standard" style:family="paragraph">
      <style:paragraph-properties fo:text-align="center"/>
      <style:text-properties fo:font-weight="bold" style:font-weight-asian="bold"/>
    </style:style>
    <style:style style:name="T347" style:parent-style-name="DefaultParagraphFont" style:family="text">
      <style:text-properties style:font-name-complex="Times New Roman"/>
    </style:style>
    <style:style style:name="P348" style:parent-style-name="Standard" style:family="paragraph">
      <style:paragraph-properties fo:text-align="center"/>
      <style:text-properties fo:font-weight="bold" style:font-weight-asian="bold"/>
    </style:style>
    <style:style style:name="P349" style:parent-style-name="Standard" style:family="paragraph">
      <style:paragraph-properties fo:text-align="center"/>
      <style:text-properties fo:font-weight="bold" style:font-weight-asian="bold"/>
    </style:style>
    <style:style style:name="P350" style:parent-style-name="Standard" style:family="paragraph">
      <style:paragraph-properties fo:text-align="center"/>
      <style:text-properties fo:font-weight="bold" style:font-weight-asian="bold"/>
    </style:style>
    <style:style style:name="P351" style:parent-style-name="Standard" style:family="paragraph">
      <style:paragraph-properties fo:text-align="center"/>
      <style:text-properties fo:font-weight="bold" style:font-weight-asian="bold"/>
    </style:style>
    <style:style style:name="P352" style:parent-style-name="Standard" style:family="paragraph">
      <style:paragraph-properties fo:text-align="center"/>
      <style:text-properties fo:font-weight="bold" style:font-weight-asian="bold"/>
    </style:style>
    <style:style style:name="P353" style:parent-style-name="Standard" style:family="paragraph">
      <style:paragraph-properties fo:text-align="center"/>
      <style:text-properties fo:font-weight="bold" style:font-weight-asian="bold"/>
    </style:style>
    <style:style style:name="T354" style:parent-style-name="DefaultParagraphFont" style:family="text">
      <style:text-properties style:font-name-complex="Times New Roman"/>
    </style:style>
    <style:style style:name="P355" style:parent-style-name="Standard" style:family="paragraph">
      <style:paragraph-properties fo:text-align="center"/>
      <style:text-properties fo:font-weight="bold" style:font-weight-asian="bold"/>
    </style:style>
    <style:style style:name="T356" style:parent-style-name="DefaultParagraphFont" style:family="text">
      <style:text-properties style:font-name-complex="Times New Roman"/>
    </style:style>
    <style:style style:name="P357" style:parent-style-name="Standard" style:family="paragraph">
      <style:paragraph-properties fo:text-align="center"/>
      <style:text-properties fo:font-weight="bold" style:font-weight-asian="bold"/>
    </style:style>
    <style:style style:name="T358" style:parent-style-name="DefaultParagraphFont" style:family="text">
      <style:text-properties style:font-name-complex="Times New Roman"/>
    </style:style>
    <style:style style:name="P359" style:parent-style-name="Standard" style:family="paragraph">
      <style:text-properties style:font-name-complex="Times New Roman"/>
    </style:style>
    <style:style style:name="P360" style:parent-style-name="Standard" style:family="paragraph">
      <style:text-properties style:font-name-complex="Times New Roman"/>
    </style:style>
    <style:style style:name="P361" style:parent-style-name="Standard" style:family="paragraph">
      <style:text-properties style:font-name-complex="Times New Roman"/>
    </style:style>
    <style:style style:name="P362" style:parent-style-name="Standard" style:family="paragraph">
      <style:paragraph-properties fo:text-align="center"/>
      <style:text-properties style:font-name-complex="Times New Roman" fo:font-weight="bold" style:font-weight-asian="bold"/>
    </style:style>
    <style:style style:name="P363" style:parent-style-name="Standard" style:family="paragraph">
      <style:text-properties style:font-name-complex="Times New Roman"/>
    </style:style>
    <style:style style:name="P364" style:parent-style-name="Standard" style:family="paragraph">
      <style:text-properties style:font-name-complex="Times New Roman"/>
    </style:style>
    <style:style style:name="P365" style:parent-style-name="Standard" style:family="paragraph">
      <style:text-properties style:font-name-complex="Times New Roman"/>
    </style:style>
    <style:style style:name="P366" style:parent-style-name="Standard" style:family="paragraph">
      <style:text-properties style:font-name-complex="Times New Roman"/>
    </style:style>
    <style:style style:name="P367" style:parent-style-name="Standard" style:family="paragraph">
      <style:text-properties style:font-name-complex="Times New Roman"/>
    </style:style>
    <style:style style:name="P368" style:parent-style-name="Standard" style:family="paragraph">
      <style:text-properties style:font-name-complex="Times New Roman"/>
    </style:style>
    <style:style style:name="P369" style:parent-style-name="Standard" style:family="paragraph">
      <style:text-properties style:font-name-complex="Times New Roman"/>
    </style:style>
    <style:style style:name="P370" style:parent-style-name="Standard" style:family="paragraph">
      <style:paragraph-properties fo:text-align="center"/>
      <style:text-properties style:font-name-complex="Times New Roman" fo:font-weight="bold" style:font-weight-asian="bold"/>
    </style:style>
    <style:style style:name="P371" style:parent-style-name="Standard" style:family="paragraph">
      <style:paragraph-properties fo:text-align="center"/>
      <style:text-properties style:font-name-complex="Times New Roman" fo:font-weight="bold" style:font-weight-asian="bold"/>
    </style:style>
    <style:style style:name="P372" style:parent-style-name="Standard" style:family="paragraph">
      <style:paragraph-properties fo:text-align="center"/>
      <style:text-properties style:font-name-complex="Times New Roman" fo:font-weight="bold" style:font-weight-asian="bold"/>
    </style:style>
    <style:style style:name="P373" style:parent-style-name="Standard" style:family="paragraph">
      <style:paragraph-properties fo:text-align="center"/>
      <style:text-properties style:font-name-complex="Times New Roman" fo:font-weight="bold" style:font-weight-asian="bold"/>
    </style:style>
    <style:style style:name="P374" style:parent-style-name="Standard" style:family="paragraph">
      <style:paragraph-properties fo:text-align="center"/>
      <style:text-properties style:font-name-complex="Times New Roman" fo:font-weight="bold" style:font-weight-asian="bold"/>
    </style:style>
    <style:style style:name="P375" style:parent-style-name="Standard" style:family="paragraph">
      <style:paragraph-properties fo:text-align="center"/>
      <style:text-properties style:font-name-complex="Times New Roman" fo:font-weight="bold" style:font-weight-asian="bold"/>
    </style:style>
    <style:style style:name="P376" style:parent-style-name="Standard" style:family="paragraph">
      <style:paragraph-properties fo:text-align="center"/>
      <style:text-properties style:font-name-complex="Times New Roman" fo:font-weight="bold" style:font-weight-asian="bold"/>
    </style:style>
    <style:style style:name="P377" style:parent-style-name="Standard" style:family="paragraph">
      <style:paragraph-properties fo:text-align="center"/>
      <style:text-properties style:font-name-complex="Times New Roman" fo:font-weight="bold" style:font-weight-asian="bold"/>
    </style:style>
    <style:style style:name="P378" style:parent-style-name="Standard" style:family="paragraph">
      <style:paragraph-properties fo:text-align="center"/>
      <style:text-properties style:font-name-complex="Times New Roman" fo:font-weight="bold" style:font-weight-asian="bold"/>
    </style:style>
    <style:style style:name="P379" style:parent-style-name="Standard" style:family="paragraph">
      <style:paragraph-properties fo:text-align="center"/>
      <style:text-properties style:font-name-complex="Times New Roman"/>
    </style:style>
    <style:style style:name="P380" style:parent-style-name="Standard" style:family="paragraph">
      <style:text-properties style:font-name-complex="Times New Roman"/>
    </style:style>
    <style:style style:name="P381" style:parent-style-name="Standard" style:family="paragraph">
      <style:text-properties style:font-name-complex="Times New Roman"/>
    </style:style>
    <style:style style:name="P382" style:parent-style-name="Standard" style:family="paragraph">
      <style:text-properties style:font-name-complex="Times New Roman"/>
    </style:style>
    <style:style style:name="P383" style:parent-style-name="Standard" style:family="paragraph">
      <style:text-properties style:font-name-complex="Times New Roman"/>
    </style:style>
    <style:style style:name="P384" style:parent-style-name="Standard" style:family="paragraph">
      <style:text-properties style:font-name-complex="Times New Roman"/>
    </style:style>
    <style:style style:name="P385" style:parent-style-name="Standard" style:family="paragraph">
      <style:text-properties style:font-name-complex="Times New Roman"/>
    </style:style>
    <style:style style:name="P386" style:parent-style-name="Standard" style:family="paragraph">
      <style:text-properties style:font-name-complex="Times New Roman"/>
    </style:style>
    <style:style style:name="P387" style:parent-style-name="Standard" style:family="paragraph">
      <style:text-properties style:font-name-complex="Times New Roman"/>
    </style:style>
    <style:style style:name="P388" style:parent-style-name="Standard" style:family="paragraph">
      <style:text-properties style:font-name-complex="Times New Roman"/>
    </style:style>
    <style:style style:name="P389" style:parent-style-name="Standard" style:family="paragraph">
      <style:text-properties style:font-name-complex="Times New Roman"/>
    </style:style>
    <style:style style:name="P390" style:parent-style-name="Standard" style:family="paragraph">
      <style:text-properties style:font-name-complex="Times New Roman"/>
    </style:style>
    <style:style style:name="P391" style:parent-style-name="Standard" style:family="paragraph">
      <style:text-properties style:font-name-complex="Times New Roman"/>
    </style:style>
    <style:style style:name="P392" style:parent-style-name="Standard" style:family="paragraph">
      <style:text-properties style:font-name-complex="Times New Roman"/>
    </style:style>
    <style:style style:name="P393" style:parent-style-name="Standard" style:family="paragraph">
      <style:text-properties style:font-name-complex="Times New Roman" fo:font-weight="bold" style:font-weight-asian="bold"/>
    </style:style>
  </office:automatic-styles>
  <office:body>
    <office:text text:use-soft-page-breaks="true">
      <text:p text:style-name="P1">Lace Oatmeal Cookies</text:p>
      <text:p text:style-name="P3">Florence Wilson</text:p>
      <text:p text:style-name="P4"/>
      <text:p text:style-name="P5">1 ½ cups Old Fashioned Oatmeal (not quick)<text:tab/>1 stick salted butter (melted)</text:p>
      <text:p text:style-name="P6">¾ cup sugar<text:tab/><text:tab/><text:tab/><text:tab/><text:tab/><text:tab/>1 tablespoon flour</text:p>
      <text:p text:style-name="P7">1 teaspoon baking powder<text:tab/><text:tab/><text:tab/><text:tab/>1 egg</text:p>
      <text:p text:style-name="P8">1 teaspooon vanilla<text:tab/><text:tab/><text:tab/><text:tab/><text:tab/>½ cup chopped pecans</text:p>
      <text:p text:style-name="P9"/>
      <text:p text:style-name="P10">Melt butter in microwave bowl; add oats and stir. <text:s/>Add sugar, flour and baking powder and stir. <text:s/>Add egg and vanilla and stir. <text:s/>Add pecans and stir.</text:p>
      <text:p text:style-name="Standard"><text:span text:style-name="T11">Line cookie sheet with foil – shiny side up. <text:s/>Spray with Pam. <text:s/>(This is very important to keep the cookies from sticking to foil.) <text:s/>Drop 1 teaspoon dough on foil; do not crowd; cookies will spread. (I only put about 8 – 10 cookies on my large cookie sheet.) <text:s/>Bake in 325</text:span><text:span text:style-name="T12">°</text:span><text:span text:style-name="T13"><text:s/>pre-heated oven for 13 minutes (or until cookies look set and tan.) <text:s/>Lift foil carefully off the pan and place on counter; let cool 13 minutes. <text:s/>Peel the cookies off the foil.</text:span></text:p>
      <text:p text:style-name="P14"/>
      <text:p text:style-name="P15">Oat Bran Cookies</text:p>
      <text:p text:style-name="P16"><text:s text:c="20"/>Jan Beale</text:p>
      <text:p text:style-name="P17"/>
      <text:p text:style-name="Standard">1 ½ <text:s/>cup oat bran<text:tab/><text:tab/><text:tab/><text:tab/><text:tab/>¼ <text:s/>cup flour</text:p>
      <text:p text:style-name="Standard">1 teaspoon cinnamon<text:tab/><text:tab/><text:tab/><text:tab/><text:tab/>¼ <text:s/>teaspoon baking soda</text:p>
      <text:p text:style-name="Standard">½ <text:s/>teaspoon salt<text:tab/><text:tab/><text:tab/><text:tab/><text:tab/>¼ <text:s/>cup oil</text:p>
      <text:p text:style-name="Standard">¾ <text:s/>cup apple cider jelly or ¾ <text:s/>cup all fruit concentrate<text:tab/><text:tab/><text:tab/></text:p>
      <text:p text:style-name="Standard">½ <text:s/>cup browng sugar or honey may be added for <text:s/>extra sweetness</text:p>
      <text:p text:style-name="Standard"/>
      <text:p text:style-name="Standard">Mix all ingredients. Drop onto sprayed with Pam cookie sheet. <text:s/>Bake 10 minutes at 350º.</text:p>
      <text:p text:style-name="P18"/>
      <text:p text:style-name="P19">Spicy Oatmeal Raisin Cookies</text:p>
      <text:p text:style-name="P20"/>
      <text:p text:style-name="Standard">1 package white cake mix<text:tab/><text:tab/><text:tab/><text:tab/>1 cup quick-cooking rolled oats</text:p>
      <text:p text:style-name="Standard">2 teaspoons ground cinnamon<text:tab/><text:tab/><text:tab/>1 teaspoon ground nutmeg</text:p>
      <text:p text:style-name="Standard">2 eggs<text:tab/><text:tab/><text:tab/><text:tab/><text:tab/><text:tab/><text:tab/>½ <text:s/>cup vegetable oil</text:p>
      <text:p text:style-name="Standard">1 cup raisins</text:p>
      <text:p text:style-name="Standard"/>
      <text:p text:style-name="Standard">Preheat oven to 375º. <text:s/>Spray baking sheets.</text:p>
      <text:p text:style-name="Standard"/>
      <text:p text:style-name="Standard">In a large mixer bowl, combine cake mix, oats, cinnamon, nutmeg, eggs and oil. Beat on low speed for 1 minute or just until blended. <text:s/>Stir in raisins. <text:s/>Mix well. Drop dough by rounded tablespoons onto prepared baking <text:s/>sheets, 2 inches apart. <text:s/>Flatten slightly with fingers <text:s/>Bake 1sheet at a time, for 8 to 12 minutes or until lightly browned.* <text:s/>Cool on baking sheets for 1 minute or until firm, then remove to wire racks to cool completely.</text:p>
      <text:p text:style-name="Standard"/>
      <text:p text:style-name="Standard">*Cook less time if you prefer chewy cookies instead of crispy ones.</text:p>
      <text:p text:style-name="Standard"/>
      <text:p text:style-name="Standard">Variation: <text:s/>Replace raisins with dried cranberries or a mixture of other dried fruits. <text:s/>Adjust spice to suit your own tastes.</text:p>
      <text:p text:style-name="P21"/>
      <text:p text:style-name="P22">Vanishing Oatmeal Raisin Cookies</text:p>
      <text:p text:style-name="Standard"/>
      <text:p text:style-name="Standard">1 cup butter, softened<text:tab/><text:tab/><text:tab/><text:tab/><text:tab/>1 teaspoon baking soda</text:p>
      <text:p text:style-name="Standard">1 cup firmly packed brown sugar<text:tab/><text:tab/><text:tab/>1 teaspoon ground cinnamon</text:p>
      <text:p text:style-name="Standard">½ <text:s/>cup granulated sugar<text:tab/><text:tab/><text:tab/><text:tab/>½ <text:s/>teaspoon salt (optional)</text:p>
      <text:p text:style-name="Standard">2 eggs<text:tab/><text:tab/><text:tab/><text:tab/><text:tab/><text:tab/><text:tab/>3 cups regular or quick oats, uncooked</text:p>
      <text:p text:style-name="Standard">1 teaspoon vanilla<text:tab/><text:tab/><text:tab/><text:tab/><text:tab/>1 cup raisins</text:p>
      <text:p text:style-name="Standard">1 ½ <text:s/>cups all-purpose flour</text:p>
      <text:p text:style-name="Standard"/>
      <text:p text:style-name="Standard">Heat oven to 350º. <text:s/>Beat butter and sugars until creamy. <text:s/>Add eggs and vanilla; beat well. <text:s/>Combine flour, baking soda, cinnamon and salt; add to butter mixture; mixing well. <text:s/>Stir in oats and raisins; mix well. <text:s/>Drop by rounded tablespoonfuls onto ungreased cookie sheet. <text:s/>Bake for 10 to 12 minutes or until light golden brown. <text:s/>Cool 1 minute on cookie sheet; remove to wire rack. <text:s/>Cool completely <text:s/>Store in airtight container. <text:s/>Makes about 4 dozen 2 &amp; 1/2" cookies.</text:p>
      <text:p text:style-name="P23"/>
      <text:p text:style-name="P24"><text:s/>Oatmeal Cookies</text:p>
      <text:p text:style-name="P25"><text:tab/><text:tab/>Linda Owens</text:p>
      <text:p text:style-name="Standard"/>
      <text:p text:style-name="Standard">2 sticks butter, softened<text:tab/><text:tab/><text:tab/><text:tab/>3 cups oatmeal</text:p>
      <text:p text:style-name="Standard">1 cup brown sugar<text:tab/><text:tab/><text:tab/><text:tab/><text:tab/>1 cup chopped pecans</text:p>
      <text:p text:style-name="Standard">1 cup white sugar<text:tab/><text:tab/><text:tab/><text:tab/><text:tab/>1 ½ <text:s/>cups plain flour</text:p>
      <text:p text:style-name="Standard">2 eggs<text:tab/><text:tab/><text:tab/><text:tab/><text:tab/><text:tab/><text:tab/>1 teaspoon salt</text:p>
      <text:p text:style-name="Standard">1 teaspoon soda<text:tab/><text:tab/><text:tab/><text:tab/><text:tab/>1 teaspoon vanilla</text:p>
      <text:p text:style-name="Standard"/>
      <text:p text:style-name="Standard">Combine butter and sugars until creamy; add eggs and beat well. <text:s/>Add flour, salt and soda. <text:s/>Combine well. <text:s/>Add oatmeal, pecans and vanilla. <text:s/>Mix well. <text:s/>Drop by rounded teaspoons onto cookie sheets sprayed with Pam. <text:s/>Bake one baking sheet at a time in preheated oven at 350º for 10 to 15 minutes. <text:s/>Don't overcook.</text:p>
      <text:p text:style-name="Standard"/>
      <text:p text:style-name="P26">Chewy Oatmeal Cookies</text:p>
      <text:p text:style-name="P27">Carol Spinks</text:p>
      <text:p text:style-name="P28"/>
      <text:p text:style-name="Standard">1 cup flour<text:tab/><text:tab/><text:tab/><text:tab/><text:tab/><text:tab/>¾ teaspoon soda</text:p>
      <text:p text:style-name="Standard">½ teaspoon salt<text:tab/><text:tab/><text:tab/><text:tab/><text:tab/>1 teaspoon cinnamon</text:p>
      <text:p text:style-name="Standard">¼ teaspoon nutmeg<text:tab/><text:tab/><text:tab/><text:tab/><text:tab/>¾ cup shortening*, soft</text:p>
      <text:p text:style-name="Standard">1 1/3 cups brown sugar<text:tab/><text:tab/><text:tab/><text:tab/>2 eggs</text:p>
      <text:p text:style-name="Standard">1 teaspoon vanilla<text:tab/><text:tab/><text:tab/><text:tab/><text:tab/>2 cups Quaker oats</text:p>
      <text:p text:style-name="Standard">1 cup raisins<text:tab/><text:tab/><text:tab/><text:tab/><text:tab/><text:tab/>1 cup pecans, chopped</text:p>
      <text:p text:style-name="Standard"/>
      <text:p text:style-name="Standard">Sift together flour, soda, salt, cinnamon and nutmeg into a bowl. <text:s/>Add shortening, sugar, eggs and vanilla; beat until smooth – about 2 minutes. <text:s/>Stir in oats, raisins and pecans. <text:s/>Chill dough slightly. <text:s/>Drop by heaping teaspoonfuls ont greased cookie sheets. <text:s/>Bake at 350<text:span text:style-name="T29">°</text:span><text:s/>for 11-15 minutes. <text:s/>Makes 3 ½ dozen crisp cookies. <text:s/>To soften cookies, store in an airtight container with a slice of apple (on plastic or waxed paper).</text:p>
      <text:p text:style-name="Standard">*Note: <text:s/>I use ½ cup shortening and ¼ cup butter.</text:p>
      <text:p text:style-name="P30"/>
      <text:p text:style-name="P31">Oatmeal Lace Cookies</text:p>
      <text:p text:style-name="Standard"/>
      <text:p text:style-name="Standard">½ <text:s/>cup butter<text:tab/><text:tab/><text:tab/><text:tab/><text:tab/><text:tab/>¾ <text:s/>cups quick oats</text:p>
      <text:p text:style-name="Standard">½ <text:s/>cup light brown sugar<text:tab/><text:tab/><text:tab/><text:tab/>2 tablespoons heavy cream</text:p>
      <text:p text:style-name="Standard">1 tablespoon light corn syrup<text:tab/><text:tab/><text:tab/><text:tab/>¼ <text:s/>teaspoon salt</text:p>
      <text:p text:style-name="Standard">¼ <text:s/>cup all-purpose flour<text:tab/><text:tab/><text:tab/><text:tab/>½ <text:s/>teaspoon vanilla</text:p>
      <text:p text:style-name="Standard"/>
      <text:p text:style-name="Standard">In heavy saucepan heat butter; stir in rest of ingredients and bring to simmer; stir and remove from heat. <text:s/>Cool 5 minutes. <text:s/>Arrange level teaspoon full 3" apart on greased baking sheets. <text:s/>Bake at 350º for 7 to 9 minutes. <text:s/>Let cool 1 minute. <text:s/>Wrap around rolling pin if desired.</text:p>
      <text:p text:style-name="Standard"/>
      <text:p text:style-name="Standard"/>
      <text:p text:style-name="P32">Oatmeal Cookie Sandwiches with Dried Cranberries,</text:p>
      <text:p text:style-name="P33">White Chocolate Chips and White Frosting</text:p>
      <text:p text:style-name="P34">Recipe from <text:s/>“Magnolia: Recipes from the World-Famous Bakery<text:s/></text:p>
      <text:p text:style-name="P35">and Magnolia’s Home Kitchen“</text:p>
      <text:p text:style-name="P36"/>
      <text:p text:style-name="Standard"><text:span text:style-name="T37">Cookies:</text:span></text:p>
      <text:p text:style-name="P38">1 stick plus 6 tablespoons butter, softened<text:tab/><text:tab/>¾ cup firmly packed brown sugar</text:p>
      <text:p text:style-name="P39">½ cup granulated sugar<text:tab/><text:tab/><text:tab/><text:tab/>2 eggs</text:p>
      <text:p text:style-name="P40">1 teaspoon vanilla<text:tab/><text:tab/><text:tab/><text:tab/><text:tab/>1 ½ cups all-purpose flour</text:p>
      <text:p text:style-name="P41">1 teaspoon baking soda<text:tab/><text:tab/><text:tab/><text:tab/>1 taspoon cinnamon</text:p>
      <text:p text:style-name="P42">½ teaspoon salt<text:tab/><text:tab/><text:tab/><text:tab/><text:tab/>3 cujps Quaker Oats, uncooked</text:p>
      <text:p text:style-name="P43">½ cup dried cranberries<text:tab/><text:tab/><text:tab/><text:tab/>½ cup white chocolate chips</text:p>
      <text:p text:style-name="P44"/>
      <text:p text:style-name="Standard"><text:span text:style-name="T45">Heat oven to 350</text:span><text:span text:style-name="T46">°</text:span><text:span text:style-name="T47">. <text:s/>In a large bowl, beat butter and sugars. <text:s/>Add eggs and vanilla; beat well. <text:s/>Add combined flour, baking soda, cinnamon and salt; mix well. <text:s/>Add oats, cranberries and white chocolate chips; mix well. <text:s/>Drop dough by rounded tablespoons onto ungreased cookie sheets. <text:s/>Bake 8-10 minutes or until light golden brown. <text:s/>Cool 1 minutes on cookie sheets; remove to wire rack. <text:s/>Cool completely. <text:s/></text:span></text:p>
      <text:list text:style-name="LFO1" text:continue-numbering="true">
        <text:list-item>
          <text:p text:style-name="P48">Recipe adapted from Quaker Oats‘ “Vanishing Oatmeal Raisin Cookies“</text:p>
        </text:list-item>
      </text:list>
      <text:p text:style-name="P49"/>
      <text:p text:style-name="Standard"><text:span text:style-name="T50">Creamy Vanilla Frosting</text:span><text:span text:style-name="T51">:</text:span></text:p>
      <text:p text:style-name="P52"/>
      <text:p text:style-name="P53">6 tablespoons all-purpose flour<text:tab/><text:tab/><text:tab/>2 cups milk</text:p>
      <text:p text:style-name="P54">2 cps (4 sticks) butter, softened<text:tab/><text:tab/><text:tab/>2 cups sugar</text:p>
      <text:p text:style-name="P55">2 teaspoons vanilla</text:p>
      <text:p text:style-name="P56"/>
      <text:p text:style-name="P57">IN a medium-size saucepan, whisk the flour into the milk until smooth. <text:s/>Place over medium heat and, stirring constantly, cook until the mixture becomves very thick and begins to bubble, 10-15 minutes. <text:s/>Cover with waxed paper directly on the surface and cool to room temperature, about 30 minutes. <text:s/>In a large bowl, on the medium-high speed of an electric mixer, beat the butter for 3 minutes, until smooth and creamy. <text:s/>Gradually add the sugar, beating continuously for 3 minutes until fluffy. <text:s/>Add the vanilla and beat well.</text:p>
      <text:p text:style-name="P58">Add the cooled milk mixture, and continue to beat on the medium-high speed for 5 minutes, until very smooth and noticeably whiter in color. <text:s/>Cover and refrigerate for 15 minutes – no less and no more – set a timer. <text:s/>Use immediately.</text:p>
      <text:p text:style-name="Standard"><text:span text:style-name="T59">To make sandwiches</text:span><text:span text:style-name="T60">:</text:span></text:p>
      <text:p text:style-name="P61">After the cookies are completely cooled, grab two of them and with a large spoon, apply a generous amount of frosting to one, then top with the other. <text:s/>Continue until you are out of cookiers. <text:s/>To store: <text:s/>it is best to store the cookies in layers, separated by sheets of waxed paper.</text:p>
      <text:p text:style-name="P62"/>
      <text:p text:style-name="P63">Raisin Bran Cookies</text:p>
      <text:p text:style-name="P64"><text:s text:c="16"/>Mildred Cook</text:p>
      <text:p text:style-name="Standard"/>
      <text:p text:style-name="Standard">2 cups Raisin Bran crushed to equal 1 ½ <text:s/>cups<text:tab/>1 cup whole wheat flour</text:p>
      <text:p text:style-name="Standard">1 cup all-purpose flour<text:tab/><text:tab/><text:tab/><text:tab/>1 teaspoon soda</text:p>
      <text:p text:style-name="Standard">1 ½ <text:s/>sticks butter, softened<text:tab/><text:tab/><text:tab/><text:tab/>2/3 cup granulated sugar</text:p>
      <text:p text:style-name="Standard">½ <text:s/>cup firmly-packed brown sugar<text:tab/><text:tab/><text:tab/>2 eggs</text:p>
      <text:p text:style-name="Standard">1 teaspoon vanilla flavoring<text:tab/><text:tab/><text:tab/><text:tab/>Extra raisins may beadded if desired</text:p>
      <text:p text:style-name="Standard"/>
      <text:p text:style-name="Standard">Combine Raisin Bran, flours, soda. <text:s/>Beat butter, sugars until fluffy. <text:s/>Add eggs and vanilla. <text:s/>Beat well. <text:s/>Stir in flour mixture. <text:s/>Mix well. <text:s/>Add extra raisins if desired. <text:s/>Drop onto ungreased cookie sheet. <text:s/>Measure 2 tablespoons for each cookie. <text:s/>Bake at 325º about 12-15 minutes. <text:s/>Ovens vary; do not overcook. <text:s/>(THIS IS LOU: <text:s/>I tend to cook cookies less than time requires, because we like a softer, chewier cookie.)</text:p>
      <text:p text:style-name="P65"/>
      <text:p text:style-name="P66">Low-Fat Oatmeal Raisin Cookies</text:p>
      <text:p text:style-name="P67"><text:tab/><text:tab/><text:tab/><text:tab/>I found this recipe in Montgomery Advertiser</text:p>
      <text:p text:style-name="P68"/>
      <text:p text:style-name="P69">(This makes 42 (2") cookies.</text:p>
      <text:p text:style-name="Standard">¼ <text:s/>cup canola oil<text:tab/><text:tab/><text:tab/><text:tab/><text:tab/>1 cup lightly packed brown sugar</text:p>
      <text:p text:style-name="Standard">½ <text:s/>cup granulated sugar<text:tab/><text:tab/><text:tab/><text:tab/>½ <text:s/>cup fat-free liquid egg substitutes</text:p>
      <text:p text:style-name="Standard">1 teaspoon vanilla flavoring<text:tab/><text:tab/><text:tab/><text:tab/>3 cups regular or quick oats</text:p>
      <text:p text:style-name="Standard">1 cup unbleached all-purpose flour<text:tab/><text:tab/><text:tab/>1 teaspoon salt</text:p>
      <text:p text:style-name="Standard">¼ <text:s/>teaspoon baking powder<text:tab/><text:tab/><text:tab/><text:tab/>1cup raisins</text:p>
      <text:p text:style-name="Standard"/>
      <text:p text:style-name="Standard">Combine oil and sugars in a mixer bowl. <text:s/>Beat on medium speed until the sugars start to dissolve. <text:s/>Add the egg substitutes and vanilla and beat 1 to 2 minutes longer. <text:s/>Stir in oats, flour, salt and baking powder and and mix to form a soft dough. <text:s/>Stir in raisins until evenly distributed</text:p>
      <text:p text:style-name="Standard">Heat oven to 350º. <text:s/>Dip your fingers or a tablespoon into water and drop 2" balls of dough onto nonstick baking sheets. <text:s/>Space the cookies 1 1/2 " apart. <text:s/>Bake 12 to 14 minutes, or <text:s/>until golden <text:s/>Remove from baking sheets and cool on a wire rack. <text:s/>Store in airtight containers.</text:p>
      <text:p text:style-name="Standard"/>
      <text:p text:style-name="Standard">Nutritional information per cookie: <text:s/>Calories, 74; protein, 1.2 grams; carbohohydrate, 14 grams; fat, 1.6 grams (19 percent of calories from fat); cholesterol, 0 milligrams; sodium, 73 milligrams.</text:p>
      <text:p text:style-name="Standard"/>
      <text:p text:style-name="P70">Oatmeal-Coconut Cookies</text:p>
      <text:p text:style-name="P71"/>
      <text:p text:style-name="Standard">1 cup butter<text:tab/><text:tab/><text:tab/><text:tab/><text:tab/><text:tab/>1 cup granulated sugar</text:p>
      <text:p text:style-name="Standard">1 cup brown sugar<text:tab/><text:tab/><text:tab/><text:tab/><text:tab/>2 eggs</text:p>
      <text:p text:style-name="Standard">2 cups all-purpose flour<text:tab/><text:tab/><text:tab/><text:tab/>1 teaspoon baking soda</text:p>
      <text:p text:style-name="Standard">1 teaspoon baking powder<text:tab/><text:tab/><text:tab/><text:tab/>1 teaspoon salt</text:p>
      <text:p text:style-name="Standard">1 cup coconut<text:tab/><text:tab/><text:tab/><text:tab/><text:tab/><text:tab/>1 cup frosted flakes (curshed)</text:p>
      <text:p text:style-name="Standard">1 ½ <text:s/>cups regular oatmeal<text:tab/><text:tab/><text:tab/><text:tab/>1 teaspoon vanilla</text:p>
      <text:p text:style-name="Standard"/>
      <text:p text:style-name="Standard">Blend sugars and butter; add eggs. <text:s/>Add flour, baking powder and salt. <text:s/>Stir in coconut. <text:s/>Stir in cereal, oatmeal and vanilla. <text:s/>Drop onto greased cookie sheets and bake at 325º for 12-15 minutes or until lightly brown. <text:s/>Makes 6-7 dozen cookiers.</text:p>
      <text:p text:style-name="Standard"/>
      <text:p text:style-name="P72"/>
      <text:p text:style-name="P73">Oatmeal Raisin Cookies #1</text:p>
      <text:p text:style-name="P74"/>
      <text:p text:style-name="P75">Recipe is from "High-Flavor Low-Fat Vegetarian Cooking" by Steve Raichlen, published by Viking</text:p>
      <text:p text:style-name="P76">(The Associated Press put this is paper.)</text:p>
      <text:p text:style-name="P77"/>
      <text:p text:style-name="Standard">¾ <text:s/>cup applesauce<text:tab/><text:tab/><text:tab/><text:tab/><text:tab/>1 teaspoon cinnamon</text:p>
      <text:p text:style-name="Standard">1 ¼ <text:s/>cups light brown sugar<text:tab/><text:tab/><text:tab/><text:tab/>½ <text:s/>teaspoon cardamom</text:p>
      <text:p text:style-name="Standard">2 egg whites<text:tab/><text:tab/><text:tab/><text:tab/><text:tab/><text:tab/>¼ <text:s/>teaspoon nutmeg</text:p>
      <text:p text:style-name="Standard">1/3 cup skim milk<text:tab/><text:tab/><text:tab/><text:tab/><text:tab/>1/8 <text:s/>teaspoon ground cloves</text:p>
      <text:p text:style-name="Standard">1 ½ <text:s/>teaspoons vanilla<text:tab/><text:tab/><text:tab/><text:tab/>1 ½ <text:s/>teaspoons grated orange zest</text:p>
      <text:p text:style-name="Standard">½ <text:s/>cup all-purpose flour<text:tab/><text:tab/><text:tab/><text:tab/>3 cups quick oats</text:p>
      <text:p text:style-name="Standard">1 teaspoon baking soda<text:tab/><text:tab/><text:tab/><text:tab/>1 cup raisins</text:p>
      <text:p text:style-name="Standard">½ <text:s/>teaspoon salt (optional)<text:tab/><text:tab/><text:tab/><text:tab/>Spray oil (optional)</text:p>
      <text:p text:style-name="Standard"/>
      <text:p text:style-name="Standard">Preheat the oven to 375º. <text:s/>Combine the applesauce, sugar, egg whites, milk and vanilla in a mixing bowl; whisk until smooth. <text:s/>Add the flour, baking soda, salt (if using), cinnamon, cardamom, nutmeg, cloves and zest, and stir just to mix. <text:s/>Stir in the oats and raisins. <text:s/>Grease 3 cookie sheets with spray oil. (This is unnecessary with nonstick pans.) <text:s/>Spoon the batter onto the cookie sheets, 2 heaping tablespoons at a time, leaving 3" between cookies. <text:s/>Gently flatten each cookie with a wet spatula. <text:s/>Bake for 12 to 14 minutes, until firm and lightly browned on the bottom. <text:s/>(Watch them closely; they burn faster than butter-based cookies.) <text:s/>Let the cookies cool on the cookie sheet for 1 minute, then transfer to a rack to cool. <text:s/>Store in an airtight container. <text:s/>Makes twenty 3" cookies.</text:p>
      <text:p text:style-name="Standard"/>
      <text:p text:style-name="P78">Raisin-Oatmeal Cookies #2</text:p>
      <text:p text:style-name="Standard"/>
      <text:p text:style-name="Standard">1 cup flour, sifted<text:tab/><text:tab/><text:tab/><text:tab/><text:tab/>½ teaspoon baking soda</text:p>
      <text:p text:style-name="Standard">¼ teaspooon cinnamon<text:tab/><text:tab/><text:tab/><text:tab/>1 ½ cups quick cooking oats</text:p>
      <text:p text:style-name="Standard">2 egg whites, slightly beaten<text:tab/><text:tab/><text:tab/><text:tab/>1 cup brown sugar</text:p>
      <text:p text:style-name="Standard">1/3 cup oil<text:tab/><text:tab/><text:tab/><text:tab/><text:tab/><text:tab/>½ cup skim milk</text:p>
      <text:p text:style-name="Standard">1 teaspoon vanilla<text:tab/><text:tab/><text:tab/><text:tab/><text:tab/>1 cup seedless raisins</text:p>
      <text:p text:style-name="Standard"/>
      <text:p text:style-name="Standard">Sift together flour, baking soda and cinnamon. <text:s/>Stir in oats. <text:s/>Combine egg whites, brown sugar, oil, milk, vanilla and raisins and add to flour mixture. <text:s/>Mix well <text:s/>Drop batter a teaspoon at a time onto an oiled cookie sheet or cookie sheet lined in parchment paper. <text:s/>Bake at 375<text:span text:style-name="T79">°</text:span><text:s/>for 12-15 minutes, depending on texture desired. <text:s/>Shorter baking time results in a chewy soft cookie, the longer time in a crisp one. <text:s/>Makes 3 dozen cookies.</text:p>
      <text:p text:style-name="Standard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>Cranberry Walnut Oatmeal Cookies</text:p>
      <text:p text:style-name="P95"/>
      <text:p text:style-name="Standard">¾ <text:s/>stick Crisco baking stick shortening or butter<text:tab/>¾ <text:s/>cup sugar</text:p>
      <text:p text:style-name="Standard">¾ <text:s/>cup firmly packed brown sugar<text:tab/><text:tab/><text:tab/>2 large eggs</text:p>
      <text:p text:style-name="Standard">2 teaspoons vanilla<text:tab/><text:tab/><text:tab/><text:tab/><text:tab/>1 cup all-purpose flour</text:p>
      <text:p text:style-name="Standard">1 teaspoon baking soda<text:tab/><text:tab/><text:tab/><text:tab/>1 teaspoon cinnamon</text:p>
      <text:p text:style-name="Standard">¼ <text:s/>teaspoon salt<text:tab/><text:tab/><text:tab/><text:tab/><text:tab/>1 ¾ <text:s/>cups rolled oats</text:p>
      <text:p text:style-name="Standard">1 cup dried cranberries<text:tab/><text:tab/><text:tab/><text:tab/>1 cup chopped nuts</text:p>
      <text:p text:style-name="Standard"/>
      <text:p text:style-name="Standard">Heat oven to 375º. <text:s/>Lightly coat baking sheets with no-stick cooking spray (or use parchment paper). <text:s/>Beat shortening, sugar and brown sugar in large bowl at medium speed of electric mixer until creaming. <text:s/>Beat in eggs and vanilla. <text:s/>Combine flour, baking soda, cinnamon and salt in small bowl. <text:s/>Beat into shortening mixture until blended. <text:s/>Stir in oats, cranberries and nuts. <text:s/>Drop by rounded tablespoonfuls about 2" apart on prepared baking sheets. <text:s/>Bake 100-12 minutes or <text:s/>until light brown. <text:s/>Cool on baking sheets 2 minutes. <text:s/>Place on cooling rack to cool completely. <text:s/>Makes 3 dozen cookies.</text:p>
      <text:p text:style-name="Standard"/>
      <text:p text:style-name="P96">K<text:span text:style-name="T97">id's Favorite Chewy Oatmeal Cookie</text:span></text:p>
      <text:p text:style-name="P98"/>
      <text:p text:style-name="Standard">¾ cups Butter Flavor Crisco, or butter<text:tab/><text:tab/>1 ¼ <text:s/>cups firmly packed light brown sugar</text:p>
      <text:p text:style-name="Standard">1 egg<text:tab/><text:tab/><text:tab/><text:tab/><text:tab/><text:tab/><text:tab/>1/3 cup milk</text:p>
      <text:p text:style-name="Standard">1 ½ <text:s/>teaspoons vanilla<text:tab/><text:tab/><text:tab/><text:tab/>3 cups oats (quick or old-fashioned uncooked)</text:p>
      <text:p text:style-name="Standard">1 cup all-purpose flour<text:tab/><text:tab/><text:tab/><text:tab/>½ <text:s/>teaspoon baking soda</text:p>
      <text:p text:style-name="Standard">½ <text:s/>teaspoon salt<text:tab/><text:tab/><text:tab/><text:tab/><text:tab/>¼ <text:s/>teaspoon cinnamon</text:p>
      <text:p text:style-name="Standard">1 cup raisins<text:tab/><text:tab/><text:tab/><text:tab/><text:tab/><text:tab/>1 cup coarsely chopped walnuts</text:p>
      <text:p text:style-name="Standard"/>
      <text:p text:style-name="Standard">Heat oven to 375º. <text:s/>Grease baking sheet with crisco. <text:s/>(I prefer to use parchment <text:s/>paper and omit the grease.) <text:s/>Combine either crisco or butter, sugar, egg, milk and vanilla in large bowel. Beat at medium speed of electric mixer until well-blended. <text:s/>Combine oats, flour, baking soda, salt and cinnamon. <text:s/>Mix dry igredients into creamed mixture at low speed just until blended. <text:s/>Stir in raisins and nuts. <text:s/>Drop rounded tablespoonfuls of dough 2" apart onto baking sheet. <text:s/>Bake at 375º for 10-12 minutes, or until lightly browned. <text:s/>Cool 2 minutes on baking sheet. <text:s/>Remove to kitchen counter, covered in waxed or parchment paper.</text:p>
      <text:p text:style-name="P99"/>
      <text:p text:style-name="Standard"><text:span text:style-name="T100">Oatmeal Cookie Variations</text:span>:</text:p>
      <text:p text:style-name="Standard"/>
      <text:p text:style-name="Standard"><text:span text:style-name="T101">Half-Dipped Cookies</text:span><text:s/>– Omit raisins and nuts. <text:s/>Bake and cool. <text:s/>Microwave 1 cup Duncan Hines Dutch Fudge Frosting for 20-25 seconds, or until smooth and thin. <text:s/>Dip top half of cooking in frosting. <text:s/>Lay on waxed paper until set.</text:p>
      <text:p text:style-name="Standard"/>
      <text:p text:style-name="Standard"><text:span text:style-name="T102">Favorite Chip Cookies</text:span><text:s/>– Omit raisins and nuts. <text:s/>Add 1 cup baking chips (such as chocolate, peanut butter, etc.) to batter. <text:s/>Bake and cool.</text:p>
      <text:p text:style-name="Standard"/>
      <text:p text:style-name="Standard"><text:span text:style-name="T103">Maple Walnut Cookies</text:span><text:s/>– Omit raisins. <text:s/>Add 1-1/2 teaspoons maple flavoring to dough. <text:s/>Bake and cool. <text:s/>Frost top of cooled cookie with mixture of 1 container Duncan Hines Vanilla Layer Cake Frosting and 1 teaspoon maple flavoring. <text:s/>Garnish wth walnut half.</text:p>
      <text:p text:style-name="Standard"/>
      <text:p text:style-name="P104"/>
      <text:p text:style-name="P105"/>
      <text:p text:style-name="P106"/>
      <text:p text:style-name="P107"/>
      <text:p text:style-name="P108"/>
      <text:p text:style-name="P109">Kid-Sized Cookies</text:p>
      <text:p text:style-name="P110"/>
      <text:p text:style-name="Standard">¾ <text:s/>cup firmly packed brown sugar<text:tab/><text:tab/><text:tab/>½ <text:s/>cup shortening</text:p>
      <text:p text:style-name="Standard">½ <text:s/>cup butter, softened<text:tab/><text:tab/><text:tab/><text:tab/>2 teaspoons vanilla</text:p>
      <text:p text:style-name="Standard">1 egg<text:tab/><text:tab/><text:tab/><text:tab/><text:tab/><text:tab/><text:tab/>1 ¾ <text:s/>cups all-purpose flour</text:p>
      <text:p text:style-name="Standard">1 teaspoon baking soda<text:tab/><text:tab/><text:tab/><text:tab/>½ <text:s/>teaspoon salt</text:p>
      <text:p text:style-name="Standard">1 ½ <text:s/>cups candy-coated chocolate pieces</text:p>
      <text:p text:style-name="Standard"/>
      <text:p text:style-name="Standard">Heat oven to 350º. <text:s/>In large bowl, combine brown sugar, shortening, butter, vanilla and egg; beat well. <text:s/>Stir in flour, baking soda and salt; mix well. <text:s/>Stir in 1 cup of the candy-coated chocolate pieces. <text:s/>If necessary, cover with plastic wrap; refrigerate 1 hour for easier handling. <text:s/>Shape dough into 2" balls. <text:s/>Place 4" apart on ungreased cookie sheets. <text:s/>Press remaining 1/2 cup of chocolate pieces into balls to decorate tops of cookies. <text:s/>Bake at 350º for 15-20 minutes or until light golden brown. <text:s text:c="2"/>Cool 2 minutes; remove from cookie sheegts. <text:s/>Makes 14 large cookies.</text:p>
      <text:p text:style-name="P111"/>
      <text:p text:style-name="P112">Ginger Cookies</text:p>
      <text:p text:style-name="P113"><text:tab/><text:tab/><text:tab/><text:tab/>Brian Willett</text:p>
      <text:p text:style-name="Standard"/>
      <text:p text:style-name="Standard">1 cup sugar<text:tab/><text:tab/><text:tab/><text:tab/><text:tab/><text:tab/>1/2 teaspoon ground ginger</text:p>
      <text:p text:style-name="Standard">3/4 cup shortening<text:tab/><text:tab/><text:tab/><text:tab/><text:tab/>1/2 teaspoon ground cloves</text:p>
      <text:p text:style-name="Standard">1/4 cup molasses (dark)<text:tab/><text:tab/><text:tab/><text:tab/>1/2 teaspoon salt</text:p>
      <text:p text:style-name="Standard">1 egg<text:tab/><text:tab/><text:tab/><text:tab/><text:tab/><text:tab/><text:tab/>1 teaspoon cinnamon</text:p>
      <text:p text:style-name="Standard">2 teaspoon baking soda<text:tab/><text:tab/><text:tab/><text:tab/>2 cups flour</text:p>
      <text:p text:style-name="Standard"/>
      <text:p text:style-name="Standard">Cream shortening and sugar. <text:s/>Add other ingredients, spices, soda and flour. <text:s/>Chill dough. <text:s/>Form balls (1" diameter) and roll in granulated sugar. <text:s/>Bake at 375º bor 8-10 minutes. <text:s/>DO NOT OVERBAKE! <text:s/>Remove from oven when they seem set. <text:s/>Cool on sheet for 2 minutes and then on wire rack until completely cool</text:p>
      <text:p text:style-name="Standard"/>
      <text:p text:style-name="P114">Gingerbread Snowmen</text:p>
      <text:p text:style-name="P115"/>
      <text:p text:style-name="Standard">1/2 cup butter, unsalted and softened<text:tab/><text:tab/><text:tab/>1/2 cup sugar</text:p>
      <text:p text:style-name="Standard">1 egg<text:tab/><text:tab/><text:tab/><text:tab/><text:tab/><text:tab/><text:tab/>3/4 cup light molasses</text:p>
      <text:p text:style-name="Standard">2-1/2 cups all-purpose flour<text:tab/><text:tab/><text:tab/><text:tab/>1 tablespoon cocoa powder</text:p>
      <text:p text:style-name="Standard">3/4 teaspoon bakine powder<text:tab/><text:tab/><text:tab/><text:tab/>1 tablespoon ground ginger</text:p>
      <text:p text:style-name="Standard">1/2 teaspoon cinnamon<text:tab/><text:tab/><text:tab/><text:tab/>Royal Icing; mint chocolate chips; candy corn</text:p>
      <text:p text:style-name="Standard"/>
      <text:p text:style-name="Standard">Beat butter and <text:s/>sugar; add egg and molasses; beat until smooth. <text:s/>Combine flour, cocoa, baking powder, ginger and cinnamon. <text:s/>Stir into butter mixture. <text:s/>Divide in 1/2. <text:s/>Wrap in saran wrap and refrigerate 2 hours. <text:s/>On floured board (or kitchen counter covered in wax paper) roll out dough and <text:s/>cut with snowman cutters. <text:s/>Bake at 350º for 11 minutes. <text:s/>Cool completely. <text:s/>Decorate witih royal icing; chocolate chips for eyes and candy corn for nose. <text:s/>Also chips for buttons, etc.</text:p>
      <text:p text:style-name="Standard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>Gingerbread Men Cookies #1</text:p>
      <text:p text:style-name="Standard"/>
      <text:p text:style-name="Standard">2 ½ cups all-purpose flour<text:tab/><text:tab/><text:tab/><text:tab/>½ cup sugar</text:p>
      <text:p text:style-name="Standard">¼ cup butter<text:tab/><text:tab/><text:tab/><text:tab/><text:tab/><text:tab/>½ cup molasses</text:p>
      <text:p text:style-name="Standard">1 egg<text:tab/><text:tab/><text:tab/><text:tab/><text:tab/><text:tab/><text:tab/>1 ½ teaspoon cinnamon</text:p>
      <text:p text:style-name="Standard">1 teaspoon ginger<text:tab/><text:tab/><text:tab/><text:tab/><text:tab/>¼ teaspoon cloves</text:p>
      <text:p text:style-name="Standard">Raisins</text:p>
      <text:p text:style-name="Standard"/>
      <text:p text:style-name="Standard">Mix all ingredients (except raisins) in a large bowl. <text:s/>Beat with mixer at medium speed until well-mixed. <text:s/>Cover and chill 1 hour. <text:s/>On lightly floured surface, roll dough to 1/8“ thickness. <text:s/>Use gingerbread man cutter to cut cookies out. <text:s/>Place ½ inch apart on cookie sheet. <text:s/>Decorate with small raisins for eyes, nose, mouth, buttons, etc. <text:s/>Bake at 350<text:span text:style-name="T126">°</text:span><text:s/>for 8 minutes until browned. <text:s/>When cool, cookies can be decorated with icing. <text:s/>If icing is used, don’t put raisins on cookies until iced.</text:p>
      <text:p text:style-name="Standard"/>
      <text:p text:style-name="P127">Gingerbread Men Cookies #2</text:p>
      <text:p text:style-name="Standard"/>
      <text:p text:style-name="Standard">3 cups flour<text:tab/><text:tab/><text:tab/><text:tab/><text:tab/><text:tab/>1 teaspoon ground cinnamon</text:p>
      <text:p text:style-name="Standard">1 teaspoon baking soda<text:tab/><text:tab/><text:tab/><text:tab/>2 teaspoons ground ginger</text:p>
      <text:p text:style-name="Standard">¼ teaspon ground nutmeg<text:tab/><text:tab/><text:tab/><text:tab/>¼ teaspoon salt</text:p>
      <text:p text:style-name="Standard">1 ½ sticks butter<text:tab/><text:tab/><text:tab/><text:tab/><text:tab/>¾ cup firmly packed brown sugar</text:p>
      <text:p text:style-name="Standard">½ cup molasses<text:tab/><text:tab/><text:tab/><text:tab/><text:tab/>1 egg</text:p>
      <text:p text:style-name="Standard">1 teaspoon vanilla</text:p>
      <text:p text:style-name="Standard"/>
      <text:p text:style-name="Standard">Mix flour, cinnamon, baking soda, ginger, nutmeg and salt; set aside. <text:s/>Beat butter and sugar in a large bowl with electric mixer on medium speed intil light and fluffy. <text:s/>Add molasses, egg and vanilla; mix well. <text:s/>Gradually beat in flour mixture on low speed until well mixed. <text:s/>Press dough into a thick flat disk. <text:s/>Wrap in plastic wrap. <text:s/>Refrigerate 4 hours or overnight.</text:p>
      <text:p text:style-name="Standard">Roll out dough to ¼ inch thickness on lightly floured work surface. <text:s/>Cut into gingerbread men shapes with a 5“ cookie cutter. <text:s/>Place 1“ apart on ungreased baking sheets.</text:p>
      <text:p text:style-name="Standard">Bake in preheated 350<text:span text:style-name="T128">° oven 8-10 minutes or until edges of cookies just begin to brown. <text:s/>Cool on baking sheets 2 minutes. <text:s/>Remove to wire rackss; cool completely. <text:s/>Decorate cookies as desired. <text:s/>Store cookies in airtight container up to 5 days.</text:span></text:p>
      <text:p text:style-name="P129">Makes 2 dozen cookies.</text:p>
      <text:p text:style-name="P130"/>
      <text:p text:style-name="P131">Gingersnaps</text:p>
      <text:p text:style-name="P132"/>
      <text:p text:style-name="P133">¾ cup shortening<text:tab/><text:tab/><text:tab/><text:tab/><text:tab/>1 cup sugar</text:p>
      <text:p text:style-name="P134">4 tablespoons molasses<text:tab/><text:tab/><text:tab/><text:tab/>1 egg</text:p>
      <text:p text:style-name="P135">2 cups flour<text:tab/><text:tab/><text:tab/><text:tab/><text:tab/><text:tab/>2 teaspoons baking soda</text:p>
      <text:p text:style-name="P136">1 teaspoon cinnamon<text:tab/><text:tab/><text:tab/><text:tab/><text:tab/>1 teaspoon ground cloves</text:p>
      <text:p text:style-name="P137">1 teaspoon ginger<text:tab/><text:tab/><text:tab/><text:tab/><text:tab/>Extra sugar for dipping</text:p>
      <text:p text:style-name="P138"/>
      <text:p text:style-name="Standard"><text:span text:style-name="T139">Preheat oven to 325°. <text:s/>Cream together shortening and sugar. <text:s/>Add molasses and egg, beating well. <text:s/>By had, mix in dry ingredients, in order and stir well after each addition. <text:s/>Stir together untl smooth. <text:s/>Spoon into small balls, dip in sugar, then place on lightly greased cookie sheet. <text:s/>Bake for 12-13 minutes. <text:s/>Leave cookies on sheet for a few minutes before removing. <text:s/>Cookies are best when crispy.</text:span></text:p>
      <text:p text:style-name="Standard"/>
      <text:p text:style-name="P140"/>
      <text:p text:style-name="P141"/>
      <text:p text:style-name="P142"/>
      <text:p text:style-name="P143"/>
      <text:p text:style-name="P144"/>
      <text:p text:style-name="P145">Raisin Cookies</text:p>
      <text:p text:style-name="P146"><text:tab/><text:tab/><text:tab/>Mama Franklin</text:p>
      <text:p text:style-name="P147"/>
      <text:p text:style-name="Standard">1 cup raisins<text:tab/><text:tab/><text:tab/><text:tab/><text:tab/><text:tab/>2 cups flour</text:p>
      <text:p text:style-name="Standard">½ <text:s/>cup water<text:tab/><text:tab/><text:tab/><text:tab/><text:tab/><text:tab/>1 teaspoon salt</text:p>
      <text:p text:style-name="Standard">½ <text:s/>cup butter, softened<text:tab/><text:tab/><text:tab/><text:tab/>1 teaspoon baking powder</text:p>
      <text:p text:style-name="Standard">1 cup sugar<text:tab/><text:tab/><text:tab/><text:tab/><text:tab/><text:tab/>½ <text:s/>teaspoon soda</text:p>
      <text:p text:style-name="Standard">2 eggs<text:tab/><text:tab/><text:tab/><text:tab/><text:tab/><text:tab/><text:tab/>1 teaspoon cinnamon</text:p>
      <text:p text:style-name="Standard">1 teaspoon vanilla<text:tab/><text:tab/><text:tab/><text:tab/><text:tab/>1/8 teaspoon nutmeg</text:p>
      <text:p text:style-name="Standard">½ <text:s/>cup chopped nuts (pecans)<text:tab/><text:tab/><text:tab/>1/8 teaspoon allspice</text:p>
      <text:p text:style-name="Standard"/>
      <text:p text:style-name="Standard">Add raisins to water and boil (or simmer) 5 minutes; let cool. <text:s text:c="2"/>Cream butter and sugar; add eggs and vanilla. <text:s/>Add cooled raisins and nuts. <text:s/>Sift dry ingredients together; add to raisin mixture and blend. <text:s/>Drop on greased cookie sheets. <text:s/>Bake at 350º 12-15 minutes (less if you like softer cookie.)</text:p>
      <text:p text:style-name="P148"/>
      <text:p text:style-name="P149">Oatmeal Pudding Cookies</text:p>
      <text:p text:style-name="P150"><text:tab/><text:tab/><text:tab/>General Foods Recipe</text:p>
      <text:p text:style-name="Standard"/>
      <text:p text:style-name="Standard">1 ¼ <text:s/>unsifted all-purpose flour<text:tab/><text:tab/><text:tab/>1 teaspoon baking soda</text:p>
      <text:p text:style-name="Standard">1 cup butter, softened<text:tab/><text:tab/><text:tab/><text:tab/><text:tab/>¼ <text:s/>cup granulated sugar</text:p>
      <text:p text:style-name="Standard">¾ <text:s/>cup firmly packed light brown sugar<text:tab/><text:tab/>1 package (3 oz) Jell-O Brand Vanilla Flavor</text:p>
      <text:p text:style-name="Standard">2 eggs<text:tab/><text:tab/><text:tab/><text:tab/><text:tab/><text:tab/><text:tab/><text:tab/><text:span text:style-name="T151">Instant<text:s/></text:span>Pudding and Pie Filling</text:p>
      <text:p text:style-name="Standard">3 ½ cups quick-cooking rolled oats<text:tab/><text:tab/><text:tab/>1 cup raisins (optional)</text:p>
      <text:p text:style-name="Standard"/>
      <text:p text:style-name="Standard">Mix flour with baking soda. <text:s/>Combine butter, sugars and pudding in large mixer bowl; beat until smooth and creamy. <text:s/>Beat in eggs. <text:s/>Gradually add flour mixture; then stir in oats and raisins. <text:s/>(Batter will be stiff.) <text:s/>Drop by rounded teaspoonfuls onto greased baking sheets, about 2 inches apart. <text:s/>Bake at 375º for 10-12 minutes <text:s/>Makes about 5 dozen.</text:p>
      <text:p text:style-name="P152"/>
      <text:p text:style-name="P153">Yankee Quakers</text:p>
      <text:p text:style-name="P154"><text:span text:style-name="T155"><text:tab/></text:span><text:span text:style-name="T156"><text:tab/></text:span><text:span text:style-name="T157"><text:tab/></text:span>(An oatmeal cookie)</text:p>
      <text:p text:style-name="P158"/>
      <text:p text:style-name="Standard">2 cups dark brown sugar<text:tab/><text:tab/><text:tab/><text:tab/>1 cup crisco (or butter)</text:p>
      <text:p text:style-name="Standard">2 eggs<text:tab/><text:tab/><text:tab/><text:tab/><text:tab/><text:tab/><text:tab/>2 cups flour</text:p>
      <text:p text:style-name="Standard">1 cup quick oats<text:tab/><text:tab/><text:tab/><text:tab/><text:tab/>½ <text:s/>teaspoon soda</text:p>
      <text:p text:style-name="Standard">1 teaspoon salt<text:tab/><text:tab/><text:tab/><text:tab/><text:tab/>2 teaspoon flour</text:p>
      <text:p text:style-name="Standard"/>
      <text:p text:style-name="Standard">Cream shortening (butter or crisco) and <text:s/>sugar. <text:s/>Add eggs and vanilla. <text:s/>Beat well. <text:s/>Stir in a mixture of flour with salt and soda. <text:s/>Add oatmeal. <text:s/>Place cookies on greased cookie sheet. <text:s/>Bake at 350º 10-12 minutes.</text:p>
      <text:p text:style-name="P159">World’s Best Cookies</text:p>
      <text:p text:style-name="Standard"/>
      <text:p text:style-name="Standard">1 cup white sugar<text:tab/><text:tab/><text:tab/><text:tab/><text:tab/>1 cup brown sugar</text:p>
      <text:p text:style-name="Standard">2 sticks butter<text:tab/><text:tab/><text:tab/><text:tab/><text:tab/><text:tab/>1 egg</text:p>
      <text:p text:style-name="Standard">1 cup oil<text:tab/><text:tab/><text:tab/><text:tab/><text:tab/><text:tab/>1 cup quick-cooking oatmeal (dry)</text:p>
      <text:p text:style-name="Standard">1 cup crushed corn flakes<text:tab/><text:tab/><text:tab/><text:tab/>3 ½ cups all-purpose flour</text:p>
      <text:p text:style-name="Standard">1 teaspoon soda (sifted with flour)<text:tab/><text:tab/><text:tab/>1 teaspoon vanilla</text:p>
      <text:p text:style-name="Standard">½ cup chopped nuts</text:p>
      <text:p text:style-name="Standard"/>
      <text:p text:style-name="Standard">Mix sugars and butter; add egg and oil <text:s/>Add oats, nuts and corn flakes. <text:s/>Keep stirring; add flour mixture and vanilla. <text:s/>Form small balls; flatten and place on cookie sheet. <text:s/>Bake at 350<text:span text:style-name="T160">°</text:span><text:s/>for 10-12 minutes.</text:p>
      <text:p text:style-name="P161"/>
      <text:p text:style-name="P162">Double Chocolate Chunk Mint Cookies</text:p>
      <text:p text:style-name="P163"/>
      <text:p text:style-name="Standard">2 cups flour<text:tab/><text:tab/><text:tab/><text:tab/><text:tab/><text:tab/>2/3 cup cocoa powder</text:p>
      <text:p text:style-name="Standard">1 teaspoon baking soda<text:tab/><text:tab/><text:tab/><text:tab/>1/4 teaspoon salt</text:p>
      <text:p text:style-name="Standard">1 cup butter, softened<text:tab/><text:tab/><text:tab/><text:tab/><text:tab/>1 cup granulated sugar</text:p>
      <text:p text:style-name="Standard">2/3 cp firmly packed light brown sugar<text:tab/><text:tab/>2 eggs</text:p>
      <text:p text:style-name="Standard">1 teaspoon peppermint extract<text:tab/><text:tab/><text:tab/>6 oz. Semi-sweet baking chocolate, coarsely</text:p>
      <text:p text:style-name="Standard">1 cup coarsely chopped walnuts<text:tab/><text:tab/><text:tab/><text:tab/>chopped</text:p>
      <text:p text:style-name="Standard"/>
      <text:p text:style-name="Standard">Mix flour, cocoa powder, baking soda and salt in medium bowl. <text:s/>Set aside. <text:s/>Beat butter and sugars in large bowl with electric mixwer on medium speed until light and fluffy. <text:s/>Add eggs and extract; mix well. <text:s/>Gradually sstir in flour mixtrue on low speed until well-mixed. <text:s/>Stir in chocolate and walnuts. <text:s/>Drop dough by rounded tablespoonfuls about 2" apart onto baking sheets sprayer with no-stick cooking spray. <text:s/>Bake in poreheated 350º oven 8-10 minutes or just until cookies are set. <text:s/>Cool on baking sheets 2 minutes. <text:s/>Remove to wire racks; cool completely. <text:s/>Store cookies in airtight container up to 5 days. <text:s/>Makes 4 dozen cookies.</text:p>
      <text:p text:style-name="P164"/>
      <text:p text:style-name="P165">Peanut Butter Oatmeal Chocolate Chunk Cookies</text:p>
      <text:p text:style-name="P166"/>
      <text:p text:style-name="Standard">1 cup flour<text:tab/><text:tab/><text:tab/><text:tab/><text:tab/><text:tab/>1 cup regular or quick oats</text:p>
      <text:p text:style-name="Standard">½ <text:s/>teaspoon baking soda<text:tab/><text:tab/><text:tab/><text:tab/>½ <text:s/>teaspoon baking powder</text:p>
      <text:p text:style-name="Standard">¼ <text:s/>teaspoon salt<text:tab/><text:tab/><text:tab/><text:tab/><text:tab/>½ <text:s/>cup (1 stick) butter, softened</text:p>
      <text:p text:style-name="Standard">½ <text:s/>cup granulated sugar<text:tab/><text:tab/><text:tab/><text:tab/>½ <text:s/>cup firmly packed brown sugar</text:p>
      <text:p text:style-name="Standard">½ <text:s/>cup peanut butter<text:tab/><text:tab/><text:tab/><text:tab/><text:tab/>1 egg</text:p>
      <text:p text:style-name="Standard">1 ½ <text:s/>teaspoons vanilla<text:tab/><text:tab/><text:tab/><text:tab/>6 squares Baker's semi-sweet baking chocolate,<text:s/><text:tab/><text:tab/><text:tab/><text:tab/><text:tab/><text:tab/><text:tab/><text:tab/>coarselychopped</text:p>
      <text:p text:style-name="Standard"/>
      <text:p text:style-name="Standard">Preheat ovento 375º. <text:s/>Mix flour, oats, baking soda, baking powder and salt; set aside. <text:s/>Beat butter and peanut butter in large bowl with electic mixer on medium speed until light and fluffy. <text:s/>Add egg and vanilla. <text:s/>Gradually add flour mixture, mixing until blended after each addition. <text:s/>Stir in chocolate. <text:s/>Drop heaping tablespoons of dough, 1" apart, onto ungreased baking sheets. <text:s/>Bake 10 to 12 minutes until lightly browned. <text:s/>Cool 1 minute; remove from baking sheets to wire racks.</text:p>
      <text:p text:style-name="Standard"/>
      <text:p text:style-name="P167">Peanut Butter Quickies</text:p>
      <text:p text:style-name="Standard"/>
      <text:p text:style-name="Standard">2 cups graham cracker crumbs<text:tab/><text:tab/><text:tab/>1 cup sugar</text:p>
      <text:p text:style-name="Standard">¾ cup evaporated milk<text:tab/><text:tab/><text:tab/><text:tab/>¾ cup peanut butter</text:p>
      <text:p text:style-name="Standard"/>
      <text:p text:style-name="Standard">Mix ingredients well. <text:s/>Drop by teaspoonful onto greased cookie sheet or sheet lined with parchment paper. <text:s/>Top each with pecan half. <text:s/>Bake at 350<text:span text:style-name="T168">°</text:span><text:s/>for 12-15 minutes. <text:s/>Remove and let cool on wire rack.</text:p>
      <text:p text:style-name="Standard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>Holly Jolly Peanut Butter Cookies</text:p>
      <text:p text:style-name="Standard"/>
      <text:p text:style-name="Standard">1 cup all-purpose flour<text:tab/><text:tab/><text:tab/><text:tab/>1 cup firmly packed light brown sugar</text:p>
      <text:p text:style-name="Standard">2/3 cup old-fashioned rolled oats<text:tab/><text:tab/><text:tab/>1/3 cup granulated sugar</text:p>
      <text:p text:style-name="Standard">1 ½ teaspoon baking powder<text:tab/><text:tab/><text:tab/><text:tab/>1 egg</text:p>
      <text:p text:style-name="Standard">¼ teaspoon salt<text:tab/><text:tab/><text:tab/><text:tab/><text:tab/>1 ¼ teaspoons vanilla</text:p>
      <text:p text:style-name="Standard">1 cup creamy peanut butter<text:tab/><text:tab/><text:tab/><text:tab/>1 package (12.6 oz) M&amp;M's Chocolate candies</text:p>
      <text:p text:style-name="Standard">1 stick butter, softened</text:p>
      <text:p text:style-name="Standard"/>
      <text:p text:style-name="Standard">Preheat oven t 350º. <text:s/>Combine flour, oats, baking powder and salt in medium bowl; set aside. <text:s/>Cream peanut butter, butter and both sugars in large bowl with electric mixer on medium-high speed until fluffy. <text:s/>Beat in egg and vanilla. <text:s/>Turn mixer down to low speed and gradually add flour mixture. <text:s/>Stir in M&amp;M's with wooden spoon. <text:s/>Form mixture into 1" balls. <text:s/>Place 3" apart on nonstick baking sheets and flatten with tines of fork in criss-cross pattern. <text:s/>Bake 10 to 12 minutes or until edges are lightly browned and centers are still soft. <text:s/>Cool 1 minute on baking sheet; transfer to wire racks. <text:s/>Cool completely.</text:p>
      <text:p text:style-name="Standard"/>
      <text:p text:style-name="P179">Choco Peanut Butter Cookies</text:p>
      <text:p text:style-name="P180"/>
      <text:p text:style-name="Standard">1 ½ cups firmly packed brown sugar<text:tab/><text:tab/><text:tab/>1 cup creamy or chunky peanut butter</text:p>
      <text:p text:style-name="Standard">1 ½ sticks butter, softened<text:tab/><text:tab/><text:tab/><text:tab/>1/3 cup water</text:p>
      <text:p text:style-name="Standard">¼ cup egg substitute or 1 egg<text:tab/><text:tab/><text:tab/><text:tab/>1 teaspoon vanilla</text:p>
      <text:p text:style-name="Standard">3 cups quick or regular oats<text:tab/><text:tab/><text:tab/><text:tab/>1 ½ cups all-purpose flour</text:p>
      <text:p text:style-name="Standard">½ teaspoon baking soda<text:tab/><text:tab/><text:tab/><text:tab/>1 ½ cups semi-sweet chocolate chips</text:p>
      <text:p text:style-name="Standard">4 teaspoons vegetable shortening<text:tab/><text:tab/><text:tab/>1/3 cup chopped peanuts (optional)</text:p>
      <text:p text:style-name="Standard"/>
      <text:p text:style-name="Standard">Heat oven10 350º. <text:s/>Beat brown sugar, peanut butter and butter until fluffy. <text:s/>Blend in water, egg substitute and vanilla. <text:s/>Add combined oats, flour and baking soda; mixwell. <text:s/>Cover; chill 1 hour. <text:s/>Shaped into 1" balls. <text:s/>Place on ungreased cookie sheet. <text:s/>Using bottom of glass dipped in sugar, press into ¼ " thick circles. Bake 8 to 10 minutes or until edges are golden brown. <text:s/>Remove to wire rack; cool completely.</text:p>
      <text:p text:style-name="Standard">Melt chocolate pieces as package directs; stir in vegetable shortening, mixing until smooth. <text:s/>Top each cookie with ½ teaspoon melted chocolate; sprinkle with chopped peanuts. Chill until set. <text:s/>Store tightly covered. <text:s/>Makes about 6 dozen.</text:p>
      <text:p text:style-name="P181"/>
      <text:p text:style-name="P182">Easy Peanut Butter Cookies</text:p>
      <text:p text:style-name="Standard"/>
      <text:p text:style-name="Standard">1 (14 oz.) can EagleBrand Sweetened<text:tab/><text:tab/>¾ cup peanut butter</text:p>
      <text:p text:style-name="Standard"><text:tab/>Condensed Milk (NOT evaporated milk)<text:tab/>2 cups Bisquik baking mix</text:p>
      <text:p text:style-name="Standard">1 teaspoon vanilla extract<text:tab/><text:tab/><text:tab/><text:tab/>Granulated sugar</text:p>
      <text:p text:style-name="Standard"/>
      <text:p text:style-name="Standard">Preheat oven 375º. <text:s/>In large mixer bowl, beat sweetened condensed milkand peanut butter until smooth. <text:s/>Add Bisquick mix and vanilla; mix well. <text:s/>Shape into 1" balls. <text:s/>Roll in sugar. <text:s/>Place 2" apart on ungreased baking sheets. <text:s/>Flatten with fork. <text:s/>Bake 6 to 8 minutes or until lightly browned (do not overbake). <text:s/>Cool. <text:s/>Store tightly covered at room temperature.</text:p>
      <text:p text:style-name="Standard"/>
      <text:p text:style-name="P183">Peanut Butter Blossoms</text:p>
      <text:p text:style-name="Standard"/>
      <text:p text:style-name="Standard">48 Hersheys Kisses Brand Milk Chocolates<text:tab/><text:tab/>½ cup shortening</text:p>
      <text:p text:style-name="Standard">¾ cup creamy peanut butter<text:tab/><text:tab/><text:tab/><text:tab/>1/3 cup sugar</text:p>
      <text:p text:style-name="Standard">1/3 cup packed light brown sugar<text:tab/><text:tab/><text:tab/>1 egg</text:p>
      <text:p text:style-name="Standard">2 tablespooons milk<text:tab/><text:tab/><text:tab/><text:tab/><text:tab/><text:s/>teaspoon vanilla extract</text:p>
      <text:p text:style-name="Standard">1 ½ cups all-purpose flour<text:tab/><text:tab/><text:tab/><text:tab/>1 teaspoon baking soda</text:p>
      <text:p text:style-name="Standard">½ teaspoon salt<text:tab/><text:tab/><text:tab/><text:tab/><text:tab/>Additional granulated sugar</text:p>
      <text:p text:style-name="Standard"/>
      <text:p text:style-name="Standard">Heat oven to 375<text:span text:style-name="T184">°</text:span>. <text:s/>Remove wrappers from chocolates.</text:p>
      <text:p text:style-name="Standard">Beat shortening and peanut butter in large bowl until well blended. <text:s/>Add 1/3 cup sugar and brown sugar; beat until fluffy. <text:s/>Add egg, milk and vanilla; beat well. <text:s/>Stir together flour, baking soda and salt; gradually beat into peanut butter mixture.</text:p>
      <text:p text:style-name="Standard">Shape dough into 1“ balls. <text:s/>Roll in granulated sugar; place on ungreased cookie sheet.</text:p>
      <text:p text:style-name="Standard">Bake 8-10 minutes or until lightly browned. <text:s/>Immediately press a chocolate into center of each cookie; cookie will crack around edges. <text:s/>Remove from cookie sheet to wire race. <text:s/>Cool completely. <text:s/>Makes about 4 dozen cookies.</text:p>
      <text:p text:style-name="Standard"/>
      <text:p text:style-name="P185">Chocolate Chip Cookies</text:p>
      <text:p text:style-name="P186"/>
      <text:p text:style-name="Standard">½ cup butter<text:tab/><text:tab/><text:tab/><text:tab/><text:tab/><text:tab/>½ cup solid shortening</text:p>
      <text:p text:style-name="Standard">2 ½ cups brown sugar (1 box plus ½ cup)<text:tab/><text:tab/>2 beaten eggs</text:p>
      <text:p text:style-name="Standard">2 ½ cups plain flour<text:tab/><text:tab/><text:tab/><text:tab/><text:tab/>¼ teaspoon salt</text:p>
      <text:p text:style-name="Standard">½ teaspoon baking soda<text:tab/><text:tab/><text:tab/><text:tab/>1 package chocolate chips</text:p>
      <text:p text:style-name="Standard">1 cup pecans<text:tab/><text:tab/><text:tab/><text:tab/></text:p>
      <text:p text:style-name="Standard"/>
      <text:p text:style-name="Standard">Cream butter, shortening and sugar. <text:s/>Add eggs and beat well. Mix flour with salt and soda. Add to wet mixture. <text:s/>Add pecans and chips. <text:s/>Drop onto greased cookie sheet. <text:s/>Bake at 375º for 10 minutes.</text:p>
      <text:p text:style-name="Standard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>Chocolate Chip Cookies</text:p>
      <text:p text:style-name="Standard"/>
      <text:p text:style-name="Standard">2/3 cup shortening<text:tab/><text:tab/><text:tab/><text:tab/><text:tab/>1 ½<text:s/>cups packed light brown sugar</text:p>
      <text:p text:style-name="Standard">1 tablespoon water<text:tab/><text:tab/><text:tab/><text:tab/><text:tab/>1 teaspoon vanilla</text:p>
      <text:p text:style-name="Standard">2 eggs<text:tab/><text:tab/><text:tab/><text:tab/><text:tab/><text:tab/><text:tab/>1 ½<text:s/>cups all-purpose flour</text:p>
      <text:p text:style-name="Standard">1/3 cup cocoa powder<text:tab/><text:tab/><text:tab/><text:tab/><text:tab/>½<text:s/>teaspoon salt</text:p>
      <text:p text:style-name="Standard">¼<text:s/>teaspoon baking soda<text:tab/><text:tab/><text:tab/><text:tab/>2 cups (12-oz.) semisweet chocolate chips</text:p>
      <text:p text:style-name="Standard"/>
      <text:p text:style-name="Standard">Heat oven to 375º. <text:s/>Beat shortening, brown sugar, water and vanilla in large bowl on medium speed of <text:s/>mixer until well-blended. <text:s/>Add eggs; beat well. Stir together flour, cocoa, salt and baking soda. <text:s/>Gradually add to sugar mixture, beating on low speed <text:s/>just until blended. <text:s/>Stir in chocolate chips. <text:s/>Drop by rounded tablespoonfuls 2" apart <text:s/>onto ungreased cookie sheet. <text:s/>Bake 7-9 minutes or until cookies are set. <text:s/>Cookies will appear soft and moist. <text:s/>Do not overbake. <text:s/>Cool 2 minutes; remove from cookie sheet to wire rack. <text:s/>Cool completely. <text:s/>Makes about 3 dozen cookies.</text:p>
      <text:p text:style-name="Standard"/>
      <text:p text:style-name="P199">Irresistable Peanut Butter Cookies</text:p>
      <text:p text:style-name="P200"/>
      <text:p text:style-name="Standard">¾<text:s/>cup creamy peanut butter<text:tab/><text:tab/><text:tab/><text:tab/>1 egg</text:p>
      <text:p text:style-name="Standard">½<text:s/>cup crisco or butter-flavored crisco or butter<text:tab/>1 ¾<text:s/>cups all-purpose flour</text:p>
      <text:p text:style-name="Standard">1 ¼<text:s/><text:s/>cups firmly packed light brown sugar<text:tab/><text:tab/>¾<text:s/>teaspoon salt</text:p>
      <text:p text:style-name="Standard">3 tablespoons milk<text:tab/><text:tab/><text:tab/><text:tab/><text:tab/>¾<text:s/>teaspoon baking soda</text:p>
      <text:p text:style-name="Standard">1 tablespoon vanilla</text:p>
      <text:p text:style-name="Standard"/>
      <text:p text:style-name="Standard">Heat oven to 375º. <text:s/>Combine peanut butter, crisco or butter(softened), sugars, milk and vanilla in large bowl. <text:s/>Beat at medium speed of electric mixer until well-blended. <text:s/>Add egg; beat just until <text:s/>blended. <text:s/>Combine flour, salt and baking soda. <text:s/>Add to creamed mixture at low speed. <text:s/>Mix until blended. <text:s/>Drop by heaping teaspoonfuls 2" apart onto ungreased baking sheet. <text:s/>Flatten slightly in crisscross pattern with tines of fork. <text:s/>Bake one baking sheet at a time for 7 to 8 minutes, or until set and just beginning to brown. <text:s/>Cool 2 minutes on baking <text:s/>sheet. <text:s/>Place sheets on foil on countertop. <text:s/>Remove cookies to foil to cool completely. <text:s/>Makes about3 dozen cookies.</text:p>
      <text:p text:style-name="P201"/>
      <text:p text:style-name="P202">Mrs. Field's Chocolate Chip Cookies</text:p>
      <text:p text:style-name="Standard"/>
      <text:p text:style-name="Standard">1 cup butter, softtened<text:tab/><text:tab/><text:tab/><text:tab/>2 cups all-purpose flour</text:p>
      <text:p text:style-name="Standard">1 cup firmly packed brown sugar<text:tab/><text:tab/><text:tab/>1 tablespoon baking soda</text:p>
      <text:p text:style-name="Standard">1 cup granulated sugar<text:tab/><text:tab/><text:tab/><text:tab/>1 tablespoon baking powder</text:p>
      <text:p text:style-name="Standard">2 teaspoons salt<text:tab/><text:tab/><text:tab/><text:tab/><text:tab/>2 ½<text:s/>cups finely ground oatmeal*</text:p>
      <text:p text:style-name="Standard">2 eggs<text:tab/><text:tab/><text:tab/><text:tab/><text:tab/><text:tab/><text:tab/>6 oz. Package chocolate chips</text:p>
      <text:p text:style-name="Standard">1 tablespoon vanilla<text:tab/><text:tab/><text:tab/><text:tab/><text:tab/>4 oz. Hershey's chocolate bar cut up</text:p>
      <text:p text:style-name="Standard"/>
      <text:p text:style-name="Standard">*I use my food processor with the chopping blade to grind my oatmeal.</text:p>
      <text:p text:style-name="Standard"/>
      <text:p text:style-name="Standard">Cream butter and sugars. <text:s/>Add eggs and vanilla. <text:s/>Add dry ingredients and mix well; add chocolates. <text:s/>Drop by teaspoonfuls on ungreased baking sheets. <text:s/>Bake at 375º for 8 to 10 minutes.</text:p>
      <text:p text:style-name="Standard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>Mrs. Field's Blue-Ribbon Chocolate Chip Cookies</text:p>
      <text:p text:style-name="Standard"/>
      <text:p text:style-name="Standard">2 ½<text:s/>cups all-purpose flour<text:tab/><text:tab/><text:tab/><text:tab/>½<text:s/>cup sugar</text:p>
      <text:p text:style-name="Standard">½<text:s/>teaspoon baking soda<text:tab/><text:tab/><text:tab/><text:tab/>1 cup butter, softened</text:p>
      <text:p text:style-name="Standard">¼<text:s/>teaspoon salt<text:tab/><text:tab/><text:tab/><text:tab/><text:tab/>2 eggs</text:p>
      <text:p text:style-name="Standard">1 cup dark brown sugar<text:tab/><text:tab/><text:tab/><text:tab/>2 teaspoons vanilla</text:p>
      <text:p text:style-name="Standard">2 cups semisweet chocolate chips</text:p>
      <text:p text:style-name="Standard"/>
      <text:p text:style-name="Standard">Preheat oven to 300º. <text:s/>Combine flour, soda and salt in a medium bowl and set aside. <text:s/>In another bowl, beat together sugars and soft butter. <text:s/>Add eggs and vanilla and beat until light and fluffy. <text:s/>Add dry ingredients and chocolate chips and fold into dough until well mixed. <text:s/>Don't overmix. <text:s/>Drop dough by tablespoonsful about 2" apart on baking sheets. <text:s/>Bake until golden brown (or less for softer cookie.)</text:p>
      <text:p text:style-name="Standard"/>
      <text:p text:style-name="P212">Ulltimate Chocolate Chip Cookies<text:tab/></text:p>
      <text:p text:style-name="Standard"/>
      <text:p text:style-name="Standard">¾<text:s/><text:s/>-cup Butter-flavored Crisco or butter, softened<text:tab/>1 ¾<text:s/>cups all-purpose flour</text:p>
      <text:p text:style-name="Standard">1 ¼<text:s/>cups firmly packed brown sugar<text:tab/><text:tab/><text:tab/>1 teaspoon salt</text:p>
      <text:p text:style-name="Standard">2 tablespoons milk<text:tab/><text:tab/><text:tab/><text:tab/><text:tab/>¾<text:s/>teaspoon baking soda</text:p>
      <text:p text:style-name="Standard">1 tablespoon vanilla<text:tab/><text:tab/><text:tab/><text:tab/><text:tab/>1cup semi-sweet chocolate chips</text:p>
      <text:p text:style-name="Standard">1egg<text:tab/><text:tab/><text:tab/><text:tab/><text:tab/><text:tab/><text:tab/>1cup large pecan pieces</text:p>
      <text:p text:style-name="Standard"><text:span text:style-name="T213">Note:</text:span><text:s text:c="2"/>If nuts are omitted, use<text:s/>1 ½ cups semi-sweet chocolate pieces.</text:p>
      <text:p text:style-name="Standard"/>
      <text:p text:style-name="Standard">Heat oven <text:s/>to 375º. <text:s/>Cream crisco or butter with brown sugar, milk and vanilla in large bowl. <text:s/>Blend in egg. <text:s/>Combine flour, salt and baking soda. <text:s/>Add to creamed mixture, gradually. <text:s/>Stir in chocolate chips and nuts. <text:s/>Drop rounded tablespoons (about 2 measuring tablespoons) of dough 3" apart on ungreased baking sheets. <text:s/>Bake 8 to10 minutes for chewy cookies (they will look light and moist -0 DO NOT OVERBAKE); 11 to 13 minutes for crisp cookies. <text:s/>Cool on baking sheet for 2 minutes. <text:s/>Remove to cooling rack. <text:s/>Mkes 3 dozen 3" cookies.</text:p>
      <text:p text:style-name="Standard"/>
      <text:p text:style-name="P214">Double Chocolate Chip Cookies</text:p>
      <text:p text:style-name="Standard"/>
      <text:p text:style-name="Standard">1 (6 oz.) package semisweet chocolate<text:tab/><text:tab/>½<text:s/>cup granulated sugar</text:p>
      <text:p text:style-name="Standard"><text:tab/>chips, divided<text:tab/><text:tab/><text:tab/><text:tab/><text:tab/>½<text:s/>cup firmly packed brown sugar</text:p>
      <text:p text:style-name="Standard">1 ½<text:s/>cups all-purpose flour<text:tab/><text:tab/><text:tab/><text:tab/>1 egg</text:p>
      <text:p text:style-name="Standard">1 teaspoon baking <text:s/>powder<text:tab/><text:tab/><text:tab/><text:tab/>1 teaspoon vanilla extract</text:p>
      <text:p text:style-name="Standard">½<text:s/>teaspoon salt<text:tab/><text:tab/><text:tab/><text:tab/><text:tab/>2 tablespoons milk</text:p>
      <text:p text:style-name="Standard">½<text:s/>cup shortening or butter, softened<text:tab/><text:tab/><text:tab/>1 cup chopped pecans</text:p>
      <text:p text:style-name="Standard"/>
      <text:p text:style-name="Standard">Place<text:s/>½<text:s/>cup chocolate chips in top of a double boiler; bring water to a boil. <text:s/>Reduce heat to low; cook until chocolate melts, stirring occasionally. <text:s/>Set aside to cool. <text:s/>Combine flour, baking powder and salt; set aside. <text:s/>Cream shortening (or butter); gradually add sugars, beating well at medium speed with electric mixer. <text:s/>Add melted chocolate, egg and vanilla; beat well. <text:s/>Stir in milk. <text:s/>Gradually add flour mixture, and mix well. <text:s/>Stir in remaining<text:s/>½<text:s/>cup chocolate chips and pecans. <text:s/>Drop dough by heaping teaspoonfuls onto lightly greased cookie sheets. <text:s/>Bake at 350º for 10 to 12 minutes or until done. <text:s/>Let cool slightly; carefully transfer cookies to wire racks to cool completely. <text:s/>Makes about 6 dozen.</text:p>
      <text:p text:style-name="Standard"/>
      <text:p text:style-name="P215"/>
      <text:p text:style-name="P216"/>
      <text:p text:style-name="P217"/>
      <text:p text:style-name="P218">Double-Chocolate Delights</text:p>
      <text:p text:style-name="Standard"/>
      <text:p text:style-name="Standard">1 cup butter, melted<text:tab/><text:tab/><text:tab/><text:tab/><text:tab/>1 ½ cups sugar</text:p>
      <text:p text:style-name="Standard">½ cup cocoa<text:tab/><text:tab/><text:tab/><text:tab/><text:tab/><text:tab/>2 teaspoons baking soda</text:p>
      <text:p text:style-name="Standard">1 teaspoon salt<text:tab/><text:tab/><text:tab/><text:tab/><text:tab/>2 teaspoons vanilla extract</text:p>
      <text:p text:style-name="Standard">4 eggs, beaten<text:tab/><text:tab/><text:tab/><text:tab/><text:tab/><text:tab/>3 cups all-purpose flour</text:p>
      <text:p text:style-name="Standard">1 cup chopped nuts<text:tab/><text:tab/><text:tab/><text:tab/><text:tab/>2 cups chocolate chips</text:p>
      <text:p text:style-name="Standard"/>
      <text:p text:style-name="Standard">Preheat oven to 350<text:span text:style-name="T219">°</text:span><text:s/>with rack in middle position. <text:s/>Melt butter; add sugar and mix. <text:s/>Add cocoa, baking soda, salt and vanilla. <text:s/>Stir until smooth. <text:s/>Add eggs, stri thoroughly. <text:s/>Mix in flour, chopped nuts and chocolate chips. <text:s/>Place rounded teaspoons of dough on greased cookie sheet. <text:s/>Bake for 10 minutes. <text:s/>Cool on cookie sheet for 2 minutes. <text:s/>Remove to wire rack to cool completely. <text:s/>Store in airtight container.</text:p>
      <text:p text:style-name="Standard"/>
      <text:p text:style-name="P220">Chocolate Fudge Boiled Cookies</text:p>
      <text:p text:style-name="P221"/>
      <text:p text:style-name="Standard">2 cups sugar<text:tab/><text:tab/><text:tab/><text:tab/><text:tab/><text:tab/>½ cup milk</text:p>
      <text:p text:style-name="Standard">1 stick butter<text:tab/><text:tab/><text:tab/><text:tab/><text:tab/><text:tab/>¾ tablespoon cocoa</text:p>
      <text:p text:style-name="Standard">½ cup peanut butter<text:tab/><text:tab/><text:tab/><text:tab/><text:tab/>1 to 2 teaspoons vanilla</text:p>
      <text:p text:style-name="Standard">1 ½ to 3 cups quick-cooking oatmeal<text:tab/><text:tab/>½ to 1 cup chopped nuts</text:p>
      <text:p text:style-name="Standard"/>
      <text:p text:style-name="Standard">Boil sugar, milk, butter and cocoa for 1 to 1 ½ minutes (start time after mixture reaches a full rolling boil.) <text:s/>Remove from heat and add peanut butter, oatmeal, vanilla and nuts. <text:s/>Beat until blended and drop by teaspoonful on wax paper.</text:p>
      <text:p text:style-name="Standard"/>
      <text:p text:style-name="P222">Fudge Cookies</text:p>
      <text:p text:style-name="Standard"/>
      <text:p text:style-name="Standard">3 cups sugar<text:tab/><text:tab/><text:tab/><text:tab/><text:tab/><text:tab/>½ cup milk</text:p>
      <text:p text:style-name="Standard">½ cup cocoa<text:tab/><text:tab/><text:tab/><text:tab/><text:tab/><text:tab/>½ cup butter</text:p>
      <text:p text:style-name="Standard">1 teaspoon vanilla<text:tab/><text:tab/><text:tab/><text:tab/><text:tab/>3 cups quick-cooking oatmeal</text:p>
      <text:p text:style-name="Standard">1 cup confectioner’s sugar</text:p>
      <text:p text:style-name="Standard"/>
      <text:p text:style-name="Standard">Bring sugar, milk, cocoa, butter and vanilla to boil; boil 1 minute. <text:s/>Pour hot mixture over oatmeal and nuts; stir until blended. <text:s/>Drop by teaspoons into sifted confectioner’s sugar and roll while hot. <text:s/>Place on wax paper until cookies harden.</text:p>
      <text:p text:style-name="Standard"/>
      <text:p text:style-name="P223">Chocolate Cookies</text:p>
      <text:p text:style-name="Standard"/>
      <text:p text:style-name="Standard">2 cups sugar<text:tab/><text:tab/><text:tab/><text:tab/><text:tab/><text:tab/>½ cup cocoa</text:p>
      <text:p text:style-name="Standard">½ cup milk<text:tab/><text:tab/><text:tab/><text:tab/><text:tab/><text:tab/>1 stick butter</text:p>
      <text:p text:style-name="Standard">½ teaspoon salt<text:tab/><text:tab/><text:tab/><text:tab/><text:tab/>3 cups quick-cooking oats</text:p>
      <text:p text:style-name="Standard">1 cup coconut<text:tab/><text:tab/><text:tab/><text:tab/><text:tab/><text:tab/>½ cup chopped nuts</text:p>
      <text:p text:style-name="Standard">1 teaspoon vanilla</text:p>
      <text:p text:style-name="Standard"/>
      <text:p text:style-name="Standard">Mix sugar, cocoa, milk, butter and salt in saucepan. <text:s/>Cook to rolling boil. <text:s/>Add remaining ingredients. <text:s/>Mix well and drop by teaspoonfuls onto wax paper. <text:s/>Makes 4 dozen.</text:p>
      <text:p text:style-name="Standard"/>
      <text:p text:style-name="P224"/>
      <text:p text:style-name="P225"/>
      <text:p text:style-name="P226"/>
      <text:p text:style-name="P227"/>
      <text:p text:style-name="P228"/>
      <text:p text:style-name="P229">Choco-Scotch Clusters</text:p>
      <text:p text:style-name="P230"/>
      <text:p text:style-name="Standard">1 (6-oz.) <text:s/>Nestle’s Semi-Sweet Chocolate Morsels<text:tab/>1 (6-oz.) Nestles’s Butterscotch</text:p>
      <text:p text:style-name="Standard">¼ cup peanut butter<text:tab/><text:tab/><text:tab/><text:tab/><text:tab/><text:tab/>Flavored Morsels</text:p>
      <text:p text:style-name="Standard">4 cups Rice Krispies</text:p>
      <text:p text:style-name="Standard"/>
      <text:p text:style-name="Standard">Melt chocolate, butterscotch and peanut butter together in heavy saucepan over low heat, stirring constantly until well-blended. <text:s/>Remove from heat. <text:s/>Add Rice Krispies; stir until well-coated. <text:s/>Drop by tablespoonful onto waxed paper or butteered baking sheet. Let stand in cool place until firm.</text:p>
      <text:p text:style-name="Standard">These can be pressed into a buttered pan and cut into squares when firm.</text:p>
      <text:p text:style-name="Standard"/>
      <text:p text:style-name="P231">Ultimate Sugar Cookies</text:p>
      <text:p text:style-name="P232"/>
      <text:p text:style-name="Standard">1 ¼<text:s/>cups granulated sugar<text:tab/><text:tab/><text:tab/><text:tab/>3 cups all-purpose flour (plus 4 tablespoons</text:p>
      <text:p text:style-name="Standard">1cup butter, softened<text:tab/><text:tab/><text:tab/><text:tab/><text:tab/><text:tab/>divided)</text:p>
      <text:p text:style-name="Standard">2 eggs<text:tab/><text:tab/><text:tab/><text:tab/><text:tab/><text:tab/><text:tab/>¾<text:s/>teaspoon baking powder</text:p>
      <text:p text:style-name="Standard">¼<text:s/>cup light corn syrup<text:tab/><text:tab/><text:tab/><text:tab/>½<text:s/>teaspoon baking soda</text:p>
      <text:p text:style-name="Standard">1 tablespoon vanilla<text:tab/><text:tab/><text:tab/><text:tab/><text:tab/>½<text:s/>teaspoon salt</text:p>
      <text:p text:style-name="Standard"/>
      <text:p text:style-name="Standard">Heat oven to 375º. <text:s/>Combine sugar and butter in large bowl. <text:s/>Beat at medium speed of electric mixer until well-blended. <text:s/>Add eggs, syrup and vanilla. <text:s/>Beat until well-blended and fully. <text:s/>Combine 3 cups flour, baking powder, baking soda and salt. <text:s/>Add gradually to creamed mixture at low speed. <text:s/>Mix until well-blended. <text:s/>If you do not want to make these into sugar cookies to cut into shapes and decorate, at this point <text:s/>drop dough by heaping teaspoonful onto baking sheets and bake 8 to 10 minutes. <text:s/>Cool on wire racks. <text:s/>If you want to make sugar cookies to roll and cut into shapes and decorate, continue. Divide dough into 4 quarters. <text:s/>Tip: <text:s/>If dough is too sticky or too soft to roll: wrap each quarter of dough with plastic wrap. <text:s/>Refrigerate at least 1 hour.</text:p>
      <text:p text:style-name="Standard">Spread 1 tablespoon of flour on large sheet of waxed paper. <text:s/>Place<text:s/>¼<text:s/>of dough on floured paper. <text:s/>Flatten slightly with hands. <text:s/>Turn dough over and cover with another large sheet of waxed paper. <text:s/>Roll dough to<text:s/>¼<text:s/>" thickness. <text:s/>Cut out with floured cutter. <text:s/>Transfer to <text:s/>ungreased baking sheetwith large pancake turner. <text:s/>Place 2" apart. <text:s/>Sprinkle with granulated sugar or colored sugar crystals, or leave plain to frost when cooled.</text:p>
      <text:p text:style-name="Standard">Baking one baking sheet at at time for 5 to 9 minutes depending on the size of your cookies (bake smaller, thinner cookies closer to 5 minutes; larger cookies closer to 9 minutes.) <text:s/>DO NOT OVERBAKE. <text:s/>Cool 2 minutes on baking sheet. <text:s/>Place sheets of foil on countertop. <text:s/>Remove cookiers to foil to cool completely, then frost if desired. <text:s/>Makes about 3 to 4 dozen cookies.</text:p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>Blissful Sugar Cookies</text:p>
      <text:p text:style-name="P250"/>
      <text:p text:style-name="Standard">2/3 cup butter, softened<text:tab/><text:tab/><text:tab/><text:tab/>1 cup sugar</text:p>
      <text:p text:style-name="Standard">1 egg<text:tab/><text:tab/><text:tab/><text:tab/><text:tab/><text:tab/><text:tab/>1 tablespooon milk</text:p>
      <text:p text:style-name="Standard">½ teaspoon vanilla<text:tab/><text:tab/><text:tab/><text:tab/><text:tab/>2 cups all-purpose flour</text:p>
      <text:p text:style-name="Standard">½ teaspoon baking soda<text:tab/><text:tab/><text:tab/><text:tab/>½ teaspoon salt</text:p>
      <text:p text:style-name="Standard">About 66 Hershey’s Bliss Milk Chocolates, divided</text:p>
      <text:p text:style-name="Standard"/>
      <text:p text:style-name="Standard">Beat butter and sugar in largew bowl; add egg, milk and vanilla, blending thoroughly. <text:s/>Stir together flour, baking soda and salt. <text:s/>Add to butter mixture, blending well. <text:s/>Refrigerate dough about 1 hour or until firm enough to handle. <text:s/>(Dough will still be a little soft.)</text:p>
      <text:p text:style-name="Standard"/>
      <text:p text:style-name="Standard">Heat oven to 350<text:span text:style-name="T251">°</text:span>. <text:s/>Lightly greast gookie sheet or line with parchment paper. <text:s/>Remove wrappers from chocolates.</text:p>
      <text:p text:style-name="Standard">Roll dough into 1 inch balls. <text:s/>For each cookie, flatten ball slightly; press chocolate piece into dough. <text:s/>Mold dough around chocolate so that it is completely covered. <text:s/>Place on prepared cookie sheet. <text:s/>Bake 10-12 minutes or until cookie is set. <text:s/>Cool slightly; remove from cookie sheet to wire rack. <text:s/>Cool completely.</text:p>
      <text:p text:style-name="Standard">Chop remaining chocolates; place in small microwave-safe bowl. <text:s/>Microwave at MEDIUM (50%) for 30 seconds; stir. <text:s/>If necessary, microwave at MEDIUM an additional 10 seconds at a time, stirring after each heating, until chocolate is melted when stirred. Drizzle over tops of cookies; allow to set. <text:s/>About 4 ½ dozen cookies.</text:p>
      <text:p text:style-name="Standard"/>
      <text:p text:style-name="P252">Nutty Fingers</text:p>
      <text:p text:style-name="Standard"><text:tab/><text:tab/><text:tab/><text:tab/><text:tab/><text:tab/><text:tab/><text:tab/>Ruth Stinson</text:p>
      <text:p text:style-name="Standard"/>
      <text:p text:style-name="Standard">1 pound butter, softened<text:tab/><text:tab/><text:tab/><text:tab/>2 cups powdered sugar</text:p>
      <text:p text:style-name="Standard">5 cups flour (measure after sifting)<text:tab/><text:tab/><text:tab/>2 tablespoons water</text:p>
      <text:p text:style-name="Standard">1 tablespoon vanilla<text:tab/><text:tab/><text:tab/><text:tab/><text:tab/>1 teaspoon salt</text:p>
      <text:p text:style-name="Standard">2 cups chopped nuts</text:p>
      <text:p text:style-name="Standard"/>
      <text:p text:style-name="Standard">Mix dry ingredients; add wet ingredients. <text:s/>Stir in nuts. <text:s/>Roll finger-sized. <text:s/>Bake until light brown in 350<text:span text:style-name="T253">°</text:span><text:s/>oven. <text:s/>Dust with powdered sugar while still warm.</text:p>
      <text:p text:style-name="P254"/>
      <text:p text:style-name="P255">Spiced Springtime Sugar Cookies</text:p>
      <text:p text:style-name="P256"/>
      <text:p text:style-name="Standard">2-1/3 cups flour<text:tab/><text:tab/><text:tab/><text:tab/><text:tab/>1 ¼<text:s/>cups sugar</text:p>
      <text:p text:style-name="Standard">1 teaspoon baking soda<text:tab/><text:tab/><text:tab/><text:tab/>1 cup butter, softened</text:p>
      <text:p text:style-name="Standard">1 teaspoon ground cinnamon<text:tab/><text:tab/><text:tab/><text:tab/>1 egg</text:p>
      <text:p text:style-name="Standard">¼<text:s/>teaspoon ground nutmeg<text:tab/><text:tab/><text:tab/><text:tab/>2 teaspoons vanilla</text:p>
      <text:p text:style-name="Standard">¼<text:s/>teaspoon salt</text:p>
      <text:p text:style-name="Standard"/>
      <text:p text:style-name="Standard">Mix flour, baking soda, cinnamon,nutmeg and salt; set aside. <text:s/>Beat sugar and butter in large bowl with electric mixer on medium speed until light and fluffy. <text:s/>Add egg and vanilla; mix well. <text:s/>Gradually beat in flour mixture on low speed until well mixed. <text:s/>Refrigerate 2 hours or overnight until firm. <text:s/>Roll out dough on lightly floured surface to 1/8" thickness. <text:s/>Cut into shapes with cookie cookies. <text:s/>Place on greased baking sheets. <text:s/>Bake in preheated 375º oven 8 to 10 minutes or until lightly browned. Cool on bakingsheets 1 minute. <text:s/>Remove to wire racks; cool completely. <text:s/>Decorate cooled cookies with<text:s/><text:span text:style-name="T257">Colorful Cookie Glaze</text:span><text:s/>(below). <text:s/>Place on wire racks to dry.</text:p>
      <text:p text:style-name="Standard"/>
      <text:p text:style-name="Standard"><text:span text:style-name="T258">Colorful Cookie Glaze</text:span>: <text:s/>Mix 1 cup confectioners' sugar,<text:s/>3 ½<text:s/>teaspoons milk, 2 teaspoons light corn syrup,<text:s/>¼<text:s/>teaspoon vanilla and 3-4 drops food color until glazeis smooth. <text:s/>Add additional drops of food color until glazeis of desired color. Makes 6 dozen.</text:p>
      <text:p text:style-name="P259"/>
      <text:p text:style-name="P260">Amish Sugar Cookies</text:p>
      <text:p text:style-name="P261"><text:s text:c="26"/>Ginger Koerner</text:p>
      <text:p text:style-name="Standard"/>
      <text:p text:style-name="Standard">4 ½<text:s/>cups all-purpose flour<text:tab/><text:tab/><text:tab/><text:tab/>2 eggs</text:p>
      <text:p text:style-name="Standard">1 cup sugar<text:tab/><text:tab/><text:tab/><text:tab/><text:tab/><text:tab/>1 teaspoon vanilla</text:p>
      <text:p text:style-name="Standard">1 cup powdered sugar<text:tab/><text:tab/><text:tab/><text:tab/><text:tab/>1 teaspoon cream of tarter</text:p>
      <text:p text:style-name="Standard">1 cup butter, softened<text:tab/><text:tab/><text:tab/><text:tab/><text:tab/>1 teaspoon baking soda</text:p>
      <text:p text:style-name="Standard">1 cup cooking oil<text:tab/><text:tab/><text:tab/><text:tab/><text:tab/>1 teaspoon salt</text:p>
      <text:p text:style-name="Standard"/>
      <text:p text:style-name="Standard">Blend sugar, butter and oil. <text:s/>Add eggs and vanilla. <text:s/>Combine flour, cream of tarter, baking soda and salt. <text:s/>Add to <text:s/>sugar mixture and mix well. <text:s/>Additional flour if needed. <text:s/>Drop small ballsof dough onto cookie sheet and press with small glass dipped in granulated sugar. Bake at<text:s/>375º 8 to 12 minutes. Makes 6 to 8 dozen. <text:s/>(Ovens vary; so keep an eye on cookies so they don't burn.)</text:p>
      <text:p text:style-name="Standard"/>
      <text:p text:style-name="Standard">Ginger <text:s/>uses a cookie scoop to drop cookies. <text:s/>Do not grease pans. <text:s/>Remove cookes while still warm. <text:s/></text:p>
      <text:p text:style-name="Standard"/>
      <text:p text:style-name="Standard">Ginger's instructions: <text:s/>I dump butter, sugars,oil, eggs, cream of tarter, salt,baking soda and vanilla,mixingasI go; then add flour last. <text:s/>Use a cookie scoop to drop dough onto cookie sheets; then mash with a flat-bottomed glass dipped in granulated sugar. <text:s/>Bake 8-9 minutes.</text:p>
      <text:p text:style-name="Standard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>Sugar Cookies</text:p>
      <text:p text:style-name="P274"><text:tab/><text:tab/>Brian Willett</text:p>
      <text:p text:style-name="Standard"/>
      <text:p text:style-name="Standard">¾<text:s/>cup cooking oil<text:tab/><text:tab/><text:tab/><text:tab/><text:tab/>½<text:s/>teaspoon soda</text:p>
      <text:p text:style-name="Standard">¾<text:s/>sugar<text:tab/><text:tab/><text:tab/><text:tab/><text:tab/><text:tab/>½<text:s/>teaspoon cream of tarter</text:p>
      <text:p text:style-name="Standard">1 egg, slightly beaten<text:tab/><text:tab/><text:tab/><text:tab/><text:tab/>½<text:s/>teaspoon salt</text:p>
      <text:p text:style-name="Standard">2 cups all-purpose flour<text:tab/><text:tab/><text:tab/><text:tab/>1 teaspoon vanilla</text:p>
      <text:p text:style-name="Standard"/>
      <text:p text:style-name="Standard">Mix in order listed; roll into balls and roll in granualted sugar; <text:s/>press with fork. <text:s/>Bake 10 minutes in 350º oven.</text:p>
      <text:p text:style-name="P275"/>
      <text:p text:style-name="P276">Cherub Coins</text:p>
      <text:p text:style-name="P277"><text:tab/><text:tab/><text:tab/>Pat Cliggett</text:p>
      <text:p text:style-name="Standard"/>
      <text:p text:style-name="Standard">¾<text:s/>cup butter, softened<text:tab/><text:tab/><text:tab/><text:tab/>1 ½<text:s/>cups firmly <text:s/>packed light brown sugar</text:p>
      <text:p text:style-name="Standard">1 egg, unbeaten<text:tab/><text:tab/><text:tab/><text:tab/><text:tab/>2 cups sifted cake flour</text:p>
      <text:p text:style-name="Standard">1/8 teaspoon baking soda<text:tab/><text:tab/><text:tab/><text:tab/>½<text:s/>teaspoon salt</text:p>
      <text:p text:style-name="Standard">¼<text:s/>cup finely chopped pecans</text:p>
      <text:p text:style-name="Standard"/>
      <text:p text:style-name="Standard">Creambutter and sugar; add egg and mix well. <text:s/>Mix together sifted flour, soda and salt. Add gradually and mix well after each addition. <text:s/>Stir in chopped pecans. Chill overnight. <text:s/>Shape into tiny balls 1/2" in <text:s/>diameter. <text:s/>Place on greased cookie sheets; flatten slightly with thumb. <text:s/>Bake on greased cookie sheets at 375º for 8to 10 minutes. <text:s/>Let stand a few minutes before removing from cookier sheets. <text:s/>Makes about 10 dozen.</text:p>
      <text:p text:style-name="Standard"/>
      <text:p text:style-name="P278">Heathbar Cookies</text:p>
      <text:p text:style-name="P279"/>
      <text:p text:style-name="Standard">Cream:<text:tab/>3 sticks butter, softened</text:p>
      <text:p text:style-name="Standard"><text:tab/><text:tab/>1 ½<text:s/>cups granulated sugar</text:p>
      <text:p text:style-name="Standard"><text:tab/><text:tab/>2 teaspoons vanilla</text:p>
      <text:p text:style-name="Standard"/>
      <text:p text:style-name="Standard">Sift:<text:tab/><text:tab/>3 cups all-purpose flour</text:p>
      <text:p text:style-name="Standard"><text:tab/><text:tab/>½<text:s/>teaspoon soda</text:p>
      <text:p text:style-name="Standard"/>
      <text:p text:style-name="Standard">Add flour mixture to sugar mixture.</text:p>
      <text:p text:style-name="Standard"/>
      <text:p text:style-name="Standard">Crush 6 Heath Bars. <text:s/>Mix with above mixture. <text:s/>Make into logs and roll in wax papaer. Chill 2 hours. <text:s/>Slice and bake 15to 18 at 325º.</text:p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>Praline Cookies</text:p>
      <text:p text:style-name="P295"><text:tab/><text:tab/><text:tab/>Carole Reed</text:p>
      <text:p text:style-name="Standard"/>
      <text:p text:style-name="Standard">1-2/3 cups sifted flour<text:tab/><text:tab/><text:tab/><text:tab/>1 ½<text:s/>teaspoons baking powder</text:p>
      <text:p text:style-name="Standard">½<text:s/>teaspoon salt<text:tab/><text:tab/><text:tab/><text:tab/><text:tab/>½<text:s/>cup butter, softened</text:p>
      <text:p text:style-name="Standard">1 ½<text:s/>cups brown sugar<text:tab/><text:tab/><text:tab/><text:tab/><text:tab/>1 egg</text:p>
      <text:p text:style-name="Standard">1 teaspoon vanilla<text:tab/><text:tab/><text:tab/><text:tab/><text:tab/>1 cup pecan halves</text:p>
      <text:p text:style-name="Standard"/>
      <text:p text:style-name="Standard">Sift flour, baking powder and salt; set aside. <text:s/>Cream butter and sugar gradually, creaming well. <text:s/>Blend in egg, vanilla and dry ingredients; mix well. <text:s/>Drop by rounded teaspoonful onto ungreased baking sheeet. <text:s/>Bake at 350º for 10-12 minutes. <text:s/>Break pecan halves into 2-4 pieces. <text:s/>Place 4o-o5 pieces on each cookier. <text:s/>Drizzle a teaspoon of Praline Frosting over top of each cookie.</text:p>
      <text:p text:style-name="Standard"/>
      <text:p text:style-name="Standard"><text:span text:style-name="T296">Praline Frosting</text:span>:</text:p>
      <text:p text:style-name="Standard"/>
      <text:p text:style-name="Standard">1 cup firmly packed brown sugar<text:tab/><text:tab/><text:tab/>½<text:s/>cup cream</text:p>
      <text:p text:style-name="Standard">1 cup confectioner's sugar, sifted</text:p>
      <text:p text:style-name="Standard"/>
      <text:p text:style-name="Standard">Combine sugar and cream in small saucepan. <text:s/>Bring to boil; stirring constantly; boil 2 more minutes. <text:s/>Remove from heat <text:s/>Blend in confectioner's sugar; beat until smooth <text:s/>If frosting thickens, thin with extra cream.</text:p>
      <text:p text:style-name="Standard"/>
      <text:p text:style-name="P297"/>
      <text:p text:style-name="P298">M&amp;M Cookies</text:p>
      <text:p text:style-name="Standard"/>
      <text:p text:style-name="Standard">2 sticks butter<text:tab/><text:tab/><text:tab/><text:tab/><text:tab/><text:tab/>2/3 cup brown sugar</text:p>
      <text:p text:style-name="Standard">2/3 cup granulated sugar<text:tab/><text:tab/><text:tab/><text:tab/>1 egg</text:p>
      <text:p text:style-name="Standard">1 ½ teaspoon vanilla<text:tab/><text:tab/><text:tab/><text:tab/><text:tab/>1 ½ teaspoon baking soda</text:p>
      <text:p text:style-name="Standard">1 teaspoon salt<text:tab/><text:tab/><text:tab/><text:tab/><text:tab/>1 ¾ cups M&amp;M’s Milk Chocolate Candies</text:p>
      <text:p text:style-name="Standard"/>
      <text:p text:style-name="Standard">Preheat oven to 350<text:span text:style-name="T299">°</text:span>. <text:s/>In a large bowl, cream butter and both sugars until well blended. Add the egg <text:s/>and vanilla and mix to combine. <text:s/>In a separate bowl, sift the flour, baking soda and salt together. <text:s/>Slowly add these ingredients into the butter mixture and stir until combined. <text:s/>Fold in the M&amp;M’s and chill the dough for 1 hour or overnight. <text:s/>Drop dough by rounded tablespoon onto a lightly greased tray, about 2 inches apart. <text:s/>Bake for 8-10 minutes for chewy cookies or 12-14 for crispy cookies.<text:tab/><text:tab/></text:p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>Decorated Cookies</text:p>
      <text:p text:style-name="P317"/>
      <text:p text:style-name="Standard">1 cup granulated sugar<text:tab/><text:tab/><text:tab/><text:tab/>2 teaspoons baking soda</text:p>
      <text:p text:style-name="Standard">1 cup vegetable shortening<text:s/><text:tab/><text:tab/><text:tab/><text:tab/>¼<text:s/>teaspoon salt</text:p>
      <text:p text:style-name="Standard">1 egg<text:tab/><text:tab/><text:tab/><text:tab/><text:tab/><text:tab/><text:tab/>1 teaspoon vanilla</text:p>
      <text:p text:style-name="Standard">1cup sour cream<text:tab/><text:tab/><text:tab/><text:tab/><text:tab/>4 cups flour, stirred with a fork and then<text:s/><text:tab/><text:tab/><text:tab/><text:tab/><text:tab/><text:tab/><text:tab/><text:tab/><text:tab/>measured</text:p>
      <text:p text:style-name="Standard"/>
      <text:p text:style-name="P318">Bakery Icing:</text:p>
      <text:p text:style-name="Standard">2 egg<text:s/>whites</text:p>
      <text:p text:style-name="Standard">3<text:s/>½<text:s/>cups confectione‘rs sugar</text:p>
      <text:p text:style-name="Standard">1 stick butter, softened</text:p>
      <text:p text:style-name="Standard">½<text:s/>teaspoon vanilla</text:p>
      <text:p text:style-name="Standard">pinch of salt</text:p>
      <text:p text:style-name="Standard"/>
      <text:p text:style-name="Standard">To make cookies, cream the sugar, shortening and egg together. <text:s/>Mix in the sour cream, baking soda, salt and vanilla extract. <text:s/>Slowly, stir in flour. <text:s/>The dough should come away from the sides of the bowl and should be soft but not sticky. <text:s/>Shape into 3 balls.</text:p>
      <text:p text:style-name="Standard">Lightly grease a cookie sheet with shortening or cover the cookie sheet with parchment paper. <text:s/>Heat the oven to 350º.</text:p>
      <text:p text:style-name="Standard">Roll each ball outon a floured board into a thin (1/8") circle. <text:s/>Make shapes with cookie cutter <text:s/>Place on the prepared sheet and bake, one sheet at a time, until lightly browned at the edges, 10 to 12 minutes. <text:s/>Let cool slightly. <text:s/>Transfer to a rack and let cool completely. <text:s/>Store in an airtight container.</text:p>
      <text:p text:style-name="Standard"/>
      <text:p text:style-name="Standard">To make the icing, beat the egg whites in a small bowl stiff but not dry. <text:s/>Set aside. <text:s/>Cream <text:s/>the butter and half of the confectioners sugar together. <text:s/>Add the remaining half of the sugar and the vanilla extract and salt and beat until smooth. <text:s/>Sir in the beaten egg whites. <text:s/>Transfer to a jar. <text:s/>Cover and store in the refrigerator. <text:s/>When ready to juse, add 1 to 2 drops of water and beat again if necessary to make the icing smooth and easy to spread. <text:s/>Makes about 5 dozen cookies and about 2 cups iciing.</text:p>
      <text:p text:style-name="Standard"/>
      <text:p text:style-name="P319">Fruit Cake Cookies #1</text:p>
      <text:p text:style-name="P320"/>
      <text:p text:style-name="Standard">3 cups flour<text:tab/><text:tab/><text:tab/><text:tab/><text:tab/><text:tab/>1 teaspoon cnnamon</text:p>
      <text:p text:style-name="Standard">1 teaspoon allspice<text:tab/><text:tab/><text:tab/><text:tab/><text:tab/>1 teaspoon nutmeg</text:p>
      <text:p text:style-name="Standard">1 teaspoon cloves<text:tab/><text:tab/><text:tab/><text:tab/><text:tab/>1 quart broken pecans</text:p>
      <text:p text:style-name="Standard">2 cups seedless raisins<text:tab/><text:tab/><text:tab/><text:tab/>2 lbs. Candied fruit (pineapple, green and red &amp; 1 cup butter<text:tab/><text:tab/><text:tab/><text:tab/><text:tab/><text:tab/><text:tab/>cherries)</text:p>
      <text:p text:style-name="Standard">1 cup sugar<text:tab/><text:tab/><text:tab/><text:tab/><text:tab/><text:tab/>6 eggs</text:p>
      <text:p text:style-name="Standard">1 cup whiskey or sherry (optional)</text:p>
      <text:p text:style-name="Standard"/>
      <text:p text:style-name="Standard">Sift all dry ingredients. <text:s/>Chop the pecans and fruit. <text:s/>Flour the fruit and pecans with 1 cup of the flour. <text:s/>Set aside. <text:s/>Cream butter and sugar and add eggs. <text:s/>Add dry ingredients. <text:s/>Fold in liquid followed by fruit. <text:s/>Drop by teaspoon on cookie sheets. <text:s/>Bake at 350º for 12-15 minutes. <text:s/>Store covdered and tighly.</text:p>
      <text:p text:style-name="P321"/>
      <text:p text:style-name="P322">Fruit Cake Cookies<text:tab/>#2</text:p>
      <text:p text:style-name="Standard"/>
      <text:p text:style-name="Standard">1 stick butter, softened<text:tab/><text:tab/><text:tab/><text:tab/>1 ½<text:s/><text:s/>cups brown sugar</text:p>
      <text:p text:style-name="Standard">4 eggs<text:tab/><text:tab/><text:tab/><text:tab/><text:tab/><text:tab/><text:tab/>3 cups plain flour*</text:p>
      <text:p text:style-name="Standard">3 teaspoons baking soda<text:tab/><text:tab/><text:tab/><text:tab/>3<text:s/>tablespoons milk</text:p>
      <text:p text:style-name="Standard">1 cup whiskey (optional) or extra milk<text:tab/><text:tab/>2 lbs. Candied cherries</text:p>
      <text:p text:style-name="Standard">1 lb.<text:s/>white raisins<text:tab/><text:tab/><text:tab/><text:tab/><text:tab/>1 lb.<text:s/>dark raisins</text:p>
      <text:p text:style-name="Standard">6 cups pecans<text:tab/><text:tab/><text:tab/><text:tab/><text:tab/><text:tab/>1 teaspoon cinnamon</text:p>
      <text:p text:style-name="Standard">1 teaspoon all-spice<text:tab/><text:tab/><text:tab/><text:tab/><text:tab/>1 teaspooon cloves</text:p>
      <text:p text:style-name="Standard"/>
      <text:p text:style-name="Standard">Cream butter and sugar. <text:s/>Add eggs and beat well. <text:s/>Chop fruit and nuts and *use 1 cup of flour to mix with fruit. <text:s/>Add floured fruit to butter mixture. <text:s/>Add 2 cups flour and spices and mix to batter. <text:s/>Cook at 300º for 20 minutes.</text:p>
      <text:p text:style-name="Standard"/>
      <text:p text:style-name="P323">Fruit Cake Cookies #3</text:p>
      <text:p text:style-name="P324"><text:tab/><text:tab/><text:tab/>Pat Hill</text:p>
      <text:p text:style-name="Standard"/>
      <text:p text:style-name="Standard">1 <text:s/>cup butter, softened<text:tab/><text:tab/><text:tab/><text:tab/>1 ½<text:s/>cups sugar</text:p>
      <text:p text:style-name="Standard">2 eggs<text:tab/><text:tab/><text:tab/><text:tab/><text:tab/><text:tab/><text:tab/>2 ½<text:s/>cups all-purpose flour</text:p>
      <text:p text:style-name="Standard">1 teaspoon cinnamon<text:tab/><text:tab/><text:tab/><text:tab/><text:tab/>½<text:s/>teaspoon salt</text:p>
      <text:p text:style-name="Standard">1 teaspoon baking soda<text:tab/><text:tab/><text:tab/><text:tab/>2 (8-oz.) packages chopped dates</text:p>
      <text:p text:style-name="Standard">3 cups chopped pecans<text:tab/><text:tab/><text:tab/><text:tab/>1 (8-oz.) package candied pineapple</text:p>
      <text:p text:style-name="Standard">1 (8-oz.) package candied red cheeries (cut in quarters) – can use 4 oz. each red and green</text:p>
      <text:p text:style-name="Standard"/>
      <text:p text:style-name="Standard">Cream <text:s/>butter; gradually add sugar and beat until light and fluffy. <text:s/>Add eggs and beat well. <text:s/>Combine flour, salt, soda and cinnamon. <text:s/>Gradually add dry mixture to creamed mixture beating well after each addition. <text:s/>Stir remaining ingredients into bowl by hand. <text:s/>Drop by heaping teaspoon onto greased cookie sheet. <text:s/>Bake at 375º for 11-13 minutes or until lightly browned. <text:s/>Cool on cookie sheet for 1 minute. <text:s/>Remove from pans. <text:s/>Makes about 7 dozen.</text:p>
      <text:p text:style-name="P325"/>
      <text:p text:style-name="P326">Old-Fashioned Fruitcake Cookies*</text:p>
      <text:p text:style-name="P327"><text:tab/><text:tab/><text:tab/><text:tab/><text:tab/><text:tab/><text:tab/>Aubret H. White (Pine Level, Alabama)<text:tab/></text:p>
      <text:p text:style-name="Standard"/>
      <text:p text:style-name="Standard">1 cup halved dried cheeries<text:tab/><text:tab/><text:tab/><text:tab/>1 cup dried currants</text:p>
      <text:p text:style-name="Standard">1 cup chopped pitted dates<text:tab/><text:tab/><text:tab/><text:tab/>1 cup golden raisins</text:p>
      <text:p text:style-name="Standard">1 cup brown raisins<text:tab/><text:tab/><text:tab/><text:tab/><text:tab/>1 cup chopped candied orange peel<text:tab/><text:tab/></text:p>
      <text:p text:style-name="Standard">6 tablespoons bourbon, divided<text:tab/><text:tab/><text:tab/>6 tablespoons dry Sherry, divided<text:tab/><text:tab/></text:p>
      <text:p text:style-name="Standard">9 to 10 dozen paper or foil bonbon-size<text:tab/><text:tab/>1 cup coarsely chopped walnuts<text:tab/><text:tab/><text:tab/>baking cups<text:tab/><text:tab/><text:tab/><text:tab/><text:tab/>1 cups all-purpose flour<text:tab/><text:tab/><text:tab/></text:p>
      <text:p text:style-name="Standard">1 teaspoon baking powder<text:tab/><text:tab/><text:tab/><text:tab/>½<text:s/>teaspoon salt<text:tab/><text:tab/><text:tab/><text:tab/></text:p>
      <text:p text:style-name="Standard">½<text:s/>teaspoon cinnamon<text:tab/><text:tab/><text:tab/><text:tab/><text:tab/>½<text:s/>teaspoon nutmeg<text:tab/><text:tab/><text:tab/><text:tab/></text:p>
      <text:p text:style-name="Standard">1 cup sugar<text:tab/><text:tab/><text:tab/><text:tab/><text:tab/><text:tab/>½<text:s/>cup unsalted butter, softened<text:tab/><text:tab/></text:p>
      <text:p text:style-name="Standard">2 eggs</text:p>
      <text:p text:style-name="Standard"/>
      <text:p text:style-name="Standard">Toss cheeries, currants, dates, raisns and <text:s/>orange peel together. <text:s/>Mix 4 tablespoons each bourbon and sherry. <text:s/>Cover; soak 2-24 hours. <text:s/>Position rack in center of oven; preheat to 325º. <text:s/>Arrange about 36 baking cups on each of 3 rimmed cookie sheets. <text:s/>Stir walnuts, then 1 cup flour into fruit mixture, coating evenly. <text:s/>Whisk 1 cup flour, baking powder, salt and spices in mediium bowl. <text:s/>Beat sugar and butter in another large bowl until smooth. <text:s text:c="2"/>Beat in egg, one at a time. <text:s/>Beat in dry ingredients, then remaining 2 tablespoons each bourbon and shrry. <text:s/>Fold in fruit mixture. <text:s/>Drop batter by heaping tablespoonfuls into baking cups. <text:s/>Bake cookiers, 1 sheet at a time, until light brown, about 23 minutes. <text:s/>Cool. <text:s/>Garnish with Glaze.</text:p>
      <text:p text:style-name="Standard"/>
      <text:p text:style-name="Standard"><text:span text:style-name="T328">Glaze</text:span>:</text:p>
      <text:p text:style-name="Standard"/>
      <text:p text:style-name="Standard">1 cup (packed) powdered sugar<text:tab/><text:tab/><text:tab/>4 teaspoons (or more) bourbon</text:p>
      <text:p text:style-name="Standard">4 teaspoons (or more) sherry<text:tab/><text:tab/><text:tab/><text:tab/>Diced or slivered candied orange peel</text:p>
      <text:p text:style-name="Standard"/>
      <text:p text:style-name="Standard">Mix sugar, bourbon and sherry in bowl. <text:s/>Spoon glaze over cookies; garnish with peel. <text:s/>Let stand until glaze sets, at least 1 hours.</text:p>
      <text:p text:style-name="Standard">Note: <text:s/>Cookies can be made up to 1 week ahead <text:s/>Store between sheets of waxed paper in airtight container at room temperature.</text:p>
      <text:p text:style-name="Standard">*This is Lou writing: <text:s/>I think this is entirely too complicated and time consuming when Pat Hill's cookies are so good. <text:s/>I also do not use alcohol in my cooking. <text:s/>But I wanted to include this because I cut it out of the newspaper years ago when this man (very elderly) told about the fruit cakes and fruit cake cookies he makes every year. <text:s/>The recipe for is fruit cake is included in the cake section.</text:p>
      <text:p text:style-name="P329"/>
      <text:p text:style-name="P330">Orange Spice Cookies</text:p>
      <text:p text:style-name="Standard"/>
      <text:p text:style-name="Standard">1 cup ganulated sugar<text:tab/><text:tab/><text:tab/><text:tab/><text:tab/>1 cup powdered sugar</text:p>
      <text:p text:style-name="Standard">1cup butter, softened<text:tab/><text:tab/><text:tab/><text:tab/><text:tab/>1 cup vegetable shortening</text:p>
      <text:p text:style-name="Standard">2 eggs<text:tab/><text:tab/><text:tab/><text:tab/><text:tab/><text:tab/><text:tab/>4 cups all-purpose flour</text:p>
      <text:p text:style-name="Standard">2 teaspoons grated orange peel<text:tab/><text:tab/><text:tab/>1<text:s/>teaspoon cream of tarter</text:p>
      <text:p text:style-name="Standard">1 teaspoon baking soda<text:tab/><text:tab/><text:tab/><text:tab/>½ <text:s/>teaspoon ground cardamon</text:p>
      <text:p text:style-name="Standard">¼<text:s/>teaspoon ginger<text:tab/><text:tab/><text:tab/><text:tab/><text:tab/>¼<text:s/>teaspoon salt</text:p>
      <text:p text:style-name="Standard">1 ½ <text:s/>cups ground pecans (optional)<text:tab/><text:tab/><text:tab/>Granulated sugar</text:p>
      <text:p text:style-name="Standard"/>
      <text:p text:style-name="Standard">In large mixing bowl, combine 1 cup granulated sugar, powdered sugar, butter, shortening and eggs. <text:s/>Beat at medium speed of electric mixer until light and fluffy. <text:s/>Add flour, peel, cream of tarter, baking soda, cardamon, ginger, salt and ground pecans. <text:s/>Beat at low speed until soft dough forms. <text:s/>Cover with plastic wrap. <text:s/>Chill 1 to 2 hours, or until firm.</text:p>
      <text:p text:style-name="Standard"/>
      <text:p text:style-name="Standard">Heat oven to 350º. <text:s/>Shape dough into 1" balls. <text:s/>Roll balls in granulated sugar. <text:s/>Place balls 2" apart on ungreased cookie sheets. <text:s/>Flatten balls with bottom of drinking glass, wiping glass with damp cloth to prevent stickong. <text:s/>Bake for 12 to 13 minutes, or until light golden brown. <text:s/>Let cool 1 minute before removing from cookie sheets. <text:s/>Cool completely before storing. <text:s/>Makes 5<text:s/><text:s/><text:s/>dozen cookies.</text:p>
      <text:p text:style-name="Standard"/>
      <text:p text:style-name="P331">Orange Slice Cookies</text:p>
      <text:p text:style-name="Standard"><text:tab/><text:tab/><text:tab/><text:tab/><text:tab/><text:tab/><text:tab/><text:tab/>Connie Smith</text:p>
      <text:p text:style-name="Standard"/>
      <text:p text:style-name="Standard">1 cup white sugar<text:tab/><text:tab/><text:tab/><text:tab/><text:tab/>1 cup brown sugar</text:p>
      <text:p text:style-name="Standard">1 cup butter<text:tab/><text:tab/><text:tab/><text:tab/><text:tab/><text:tab/>2 eggs</text:p>
      <text:p text:style-name="Standard">1 tablespoon milk<text:tab/><text:tab/><text:tab/><text:tab/><text:tab/>1 tablespoon vanilla</text:p>
      <text:p text:style-name="Standard">2 cups self-rising flour<text:tab/><text:tab/><text:tab/><text:tab/>2 cups quick-cooking oatmeal</text:p>
      <text:p text:style-name="Standard">1 cup pecans<text:tab/><text:tab/><text:tab/><text:tab/><text:tab/><text:tab/>1 lb. Orange slice candy (cut into pieces)</text:p>
      <text:p text:style-name="Standard">1 can Angel Flake coconut (optional)</text:p>
      <text:p text:style-name="Standard"/>
      <text:p text:style-name="Standard">Cream sugars and buttter. <text:s/>Mix remaining ingredients well. <text:s/>Spon on baking sheet lined with parchment paper. <text:s/>Bake at 375<text:span text:style-name="T332">°</text:span><text:s/>for 10 minutes. <text:s/>Makes 9 dozen.</text:p>
      <text:p text:style-name="Standard"/>
      <text:p text:style-name="P333">Pumpkin Cookies</text:p>
      <text:p text:style-name="Standard"/>
      <text:p text:style-name="Standard">4 cups unsifted all-purpose flour<text:tab/><text:tab/><text:tab/>2 cups regular or quick oats</text:p>
      <text:p text:style-name="Standard">2 teaspoons baking soda<text:tab/><text:tab/><text:tab/><text:tab/>2 teaspoons cinnamon</text:p>
      <text:p text:style-name="Standard">1 teaspoon salt<text:tab/><text:tab/><text:tab/><text:tab/><text:tab/>1 ½<text:s/>cups butter, softened</text:p>
      <text:p text:style-name="Standard">2 cups firmly packed brown sugar<text:tab/><text:tab/><text:tab/>1 cup granulated sugar</text:p>
      <text:p text:style-name="Standard">1 egg<text:tab/><text:tab/><text:tab/><text:tab/><text:tab/><text:tab/><text:tab/>1 teaspoon vanilla</text:p>
      <text:p text:style-name="Standard">1 can (16 oz) Libby's Solid Pack Pumpkin<text:tab/><text:tab/>1 cup semi-sweet chocolate chips<text:s/>(or raisins)</text:p>
      <text:p text:style-name="Standard">Assorted icings or peanut butter<text:tab/><text:tab/><text:tab/>Assorted candies, raisins or nuts</text:p>
      <text:p text:style-name="Standard"/>
      <text:p text:style-name="Standard">Preheat oven to 350º. <text:s/>Combine flour, oats, soda, cinnamon and salt; set aside. <text:s/>Cream butter; gradually add sugars, beating until light and fluffy. <text:s/>Add egg and vanilla; mix well.. <text:s/>Alternate additions of dry ingredients and pumpkin, mixing well after each addition. <text:s/>Stir in chocolate chips. <text:s/>For each cookie, drop<text:s/>¼<text:s/>cup dough only lightly greased cookie sheet; spread into pumpkin shape using a thin metal spatula. <text:s/>Add a bit more dough to from stem. <text:s/>Bake at 350º for 20-25 minutes, until cookies are firm and lightly browned. <text:s/>Remove from cookie sheets; cool on racks. <text:s/>Decorate using icing or peanut butter to affix assorted candies, raisins or nuts. <text:s/>Yields about 32 large cookies.<text:s/></text:p>
      <text:p text:style-name="P334">Tea Cakes #1</text:p>
      <text:p text:style-name="P335"><text:tab/><text:tab/><text:tab/>Mama Franklin</text:p>
      <text:p text:style-name="Standard"/>
      <text:p text:style-name="Standard">1 cup sugar, granulated<text:tab/><text:tab/><text:tab/><text:tab/>2 sticks butter, softened</text:p>
      <text:p text:style-name="Standard">2 eggs<text:tab/><text:tab/><text:tab/><text:tab/><text:tab/><text:tab/><text:tab/>1 teaspoon vanilla</text:p>
      <text:p text:style-name="Standard">2 teaspoons baking powder<text:tab/><text:tab/><text:tab/><text:tab/>4 tablespoons cream, milk</text:p>
      <text:p text:style-name="Standard">Flour, enough to be able to roll</text:p>
      <text:p text:style-name="Standard"/>
      <text:p text:style-name="Standard">Cream butter and sugar; add eggs and beat well. <text:s/>Add vanilla. <text:s/>Add remaining ingredients. <text:s/>Roll out and cut and bake at 350<text:span text:style-name="T336">°</text:span><text:s/>for 10-12 minutes or until lightly brown. <text:s/>Do not overbake.</text:p>
      <text:p text:style-name="P337"/>
      <text:p text:style-name="P338">Tea Cakes #2</text:p>
      <text:p text:style-name="P339"><text:tab/><text:tab/><text:tab/>Mama Franklin</text:p>
      <text:p text:style-name="Standard"/>
      <text:p text:style-name="Standard">1 cup sugar<text:tab/><text:tab/><text:tab/><text:tab/><text:tab/><text:tab/>2 sticks butter, softened</text:p>
      <text:p text:style-name="Standard">3 eggs<text:tab/><text:tab/><text:tab/><text:tab/><text:tab/><text:tab/><text:tab/>2 teaspoons baking powder</text:p>
      <text:p text:style-name="Standard">Flour, about 3 cups<text:tab/><text:tab/><text:tab/><text:tab/><text:tab/>1 teaspoon vanilla</text:p>
      <text:p text:style-name="Standard"/>
      <text:p text:style-name="Standard">Sift baking powder with 1 cup flour and set aside. <text:s/>Cream butter and sugar; add and beat eggs with mixture; add vanilla. <text:s/>Mix 1 cup of flour with baking powder in with wet ingredients. <text:s/>Use additional flour to make dough to roll and cut. <text:s/>Bake at 350<text:span text:style-name="T340">°</text:span><text:s/>for 10-12 minutes or until lightly brown. <text:s/>Do not overbake.</text:p>
      <text:p text:style-name="Standard"/>
      <text:p text:style-name="P341">Tea Cakes #3</text:p>
      <text:p text:style-name="P342"><text:tab/><text:tab/><text:tab/>Mama Franklin</text:p>
      <text:p text:style-name="P343"/>
      <text:p text:style-name="P344">(Based on driections, this must have been written on a day she was busy.)</text:p>
      <text:p text:style-name="P345"/>
      <text:p text:style-name="Standard">½ cup butter<text:tab/><text:tab/><text:tab/><text:tab/><text:tab/><text:tab/>½ cup sugar</text:p>
      <text:p text:style-name="Standard">1 egg<text:tab/><text:tab/><text:tab/><text:tab/><text:tab/><text:tab/><text:tab/>Pinch of salt</text:p>
      <text:p text:style-name="Standard">1 cup flour<text:tab/><text:tab/><text:tab/><text:tab/><text:tab/><text:tab/>Vanilla flavoring</text:p>
      <text:p text:style-name="Standard"/>
      <text:p text:style-name="Standard">Mix good. <text:s/>Roll thin. Bake.</text:p>
      <text:p text:style-name="Standard"/>
      <text:p text:style-name="Standard">(I would follow directions she gave for the first two recipes in baking these. <text:s/>She was probably hunger for something sweet and put these together for a quick snack – based on amount of each ingredient.)</text:p>
      <text:p text:style-name="Standard"/>
      <text:p text:style-name="P346">Old-Fashioned Souther Tea Cakes #4</text:p>
      <text:p text:style-name="Standard"/>
      <text:p text:style-name="Standard">2 ¼ cups all-purpose flour<text:tab/><text:tab/><text:tab/><text:tab/>1 cup sugar</text:p>
      <text:p text:style-name="Standard">¾ cup melted butter<text:tab/><text:tab/><text:tab/><text:tab/><text:tab/>1 ½ teaspoons vanilla</text:p>
      <text:p text:style-name="Standard">2 teaspoons baking powder<text:tab/><text:tab/><text:tab/><text:tab/>1 egg</text:p>
      <text:p text:style-name="Standard"/>
      <text:p text:style-name="Standard">Preheat oven to 350<text:span text:style-name="T347">°</text:span>. <text:s/>Mix all ingredients together until moist. <text:s/>Roll out dough o a floured surface and cut tea cakes to desired size. <text:s/>Bake until done, depending on degree of thickness.</text:p>
      <text:p text:style-name="Standard"/>
      <text:p text:style-name="P348"/>
      <text:p text:style-name="P349"/>
      <text:p text:style-name="P350"/>
      <text:p text:style-name="P351"/>
      <text:p text:style-name="P352"/>
      <text:p text:style-name="P353">Tea Cakes #5</text:p>
      <text:p text:style-name="Standard"/>
      <text:p text:style-name="Standard">2 eggs<text:tab/><text:tab/><text:tab/><text:tab/><text:tab/><text:tab/><text:tab/>1 cup sugar</text:p>
      <text:p text:style-name="Standard">1 cup butter<text:tab/><text:tab/><text:tab/><text:tab/><text:tab/><text:tab/>2 teaspoon baking powder</text:p>
      <text:p text:style-name="Standard">4 Tablespoons <text:s/>milk<text:tab/><text:tab/><text:tab/><text:tab/><text:tab/>Flour (enough to be able to roll cookies)</text:p>
      <text:p text:style-name="Standard"/>
      <text:p text:style-name="Standard">Add all ingredients. <text:s/>Roll out; cut and bake at 350<text:span text:style-name="T354">°</text:span>.</text:p>
      <text:p text:style-name="Standard"/>
      <text:p text:style-name="P355">Tea Cakes #6</text:p>
      <text:p text:style-name="Standard"/>
      <text:p text:style-name="Standard">2 cups sifted flour<text:tab/><text:tab/><text:tab/><text:tab/><text:tab/>¼ teaspoon allsice</text:p>
      <text:p text:style-name="Standard">1 cup butter<text:tab/><text:tab/><text:tab/><text:tab/><text:tab/><text:tab/>5 tablespoons sifted confectioner’s sugar</text:p>
      <text:p text:style-name="Standard">1 teaspoon vanilla<text:tab/><text:tab/><text:tab/><text:tab/><text:tab/>2 tablespoons water</text:p>
      <text:p text:style-name="Standard">Prepared pie filling</text:p>
      <text:p text:style-name="Standard"/>
      <text:p text:style-name="Standard">Sift together flour and allspice; set aside. <text:s/>Work butter until soft; add confectioner’s sugar, vanilla and water. Add flour mixure; work with spoon or fingers until blened. <text:s/>Roll dough into small balls. <text:s/>Place on greased cookie sheets. <text:s/>Press on greased cookie sheets. <text:s/>Press in center of each cookie and fill with prepared pie filling. <text:s/>Bake at 350<text:span text:style-name="T356">°</text:span><text:s/>for 15 minutes.</text:p>
      <text:p text:style-name="Standard"/>
      <text:p text:style-name="P357">Tea Cookies #7*</text:p>
      <text:p text:style-name="Standard"/>
      <text:p text:style-name="Standard">¾ cup oil<text:tab/><text:tab/><text:tab/><text:tab/><text:tab/><text:tab/>¾ cup sugar</text:p>
      <text:p text:style-name="Standard">1 egg, slightly beaten<text:tab/><text:tab/><text:tab/><text:tab/><text:tab/>2 cups all-purpose flour</text:p>
      <text:p text:style-name="Standard">½ teaspoon soda<text:tab/><text:tab/><text:tab/><text:tab/><text:tab/>½ teaspoon cream of tarter</text:p>
      <text:p text:style-name="Standard">½ teaspoon salt<text:tab/><text:tab/><text:tab/><text:tab/><text:tab/>1 teaspoon vanilla</text:p>
      <text:p text:style-name="Standard">Extra granulated sugar</text:p>
      <text:p text:style-name="Standard"/>
      <text:p text:style-name="Standard">Mix in order (left to right). <text:s/>Roll into balls and place on greased cookie sheet or cookie sheet with parchment paper. <text:s/>Press with fork. <text:s/>Put granulated sugar on top. <text:s/>Bake 10 minutes at 350<text:span text:style-name="T358">°.</text:span></text:p>
      <text:p text:style-name="P359"/>
      <text:p text:style-name="P360">*I have made these many times; the cookies are hard and crisp instead of soft like so many other tea cookies.</text:p>
      <text:p text:style-name="P361"/>
      <text:p text:style-name="P362">Coconut Macaroons</text:p>
      <text:p text:style-name="P363"/>
      <text:p text:style-name="P364">2/3 cup Eagle Brand Sweetened Condensed<text:s/><text:tab/>3 cups (2 cans – 4 oz.) moist shredded</text:p>
      <text:p text:style-name="P365"><text:tab/>Milk ( ½ can or 7 ½ oz.)<text:tab/><text:tab/><text:tab/><text:tab/>coconut</text:p>
      <text:p text:style-name="P366">1 teaspoon vanilla<text:tab/><text:tab/><text:tab/><text:tab/><text:tab/>¾ teaspoon almond extract</text:p>
      <text:p text:style-name="P367"/>
      <text:p text:style-name="P368">In medium-sized mixing bowl blend together all ingredients. <text:s/>Drop teaspoonfuls, about 1 inch apart, onto well-greased cookie sheet. <text:s/>Bake in 350° oven until cookie edges are lightly browned, 8-10 minutes. <text:s/>Remove at once from cookie sheet.</text:p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>Linzer Trees</text:p>
      <text:p text:style-name="P379"/>
      <text:p text:style-name="P380">3 cups all-purpose flour<text:tab/><text:tab/><text:tab/><text:tab/>1 cup finely chopped pistachio nuts</text:p>
      <text:p text:style-name="P381">¼ teaspoon salt<text:tab/><text:tab/><text:tab/><text:tab/><text:tab/>1 ¾ sticks butter, softened</text:p>
      <text:p text:style-name="P382">1 cup confectioner’s sugar &amp; more for dusting<text:tab/>2 large eggs</text:p>
      <text:p text:style-name="P383">1 teaspoon vanilla<text:tab/><text:tab/><text:tab/><text:tab/><text:tab/>¼ cup seedless raspberry jam</text:p>
      <text:p text:style-name="P384"/>
      <text:p text:style-name="P385">Whisk together flour, pistachios and salt in large bowl; <text:s/>set aside.</text:p>
      <text:p text:style-name="P386">In another large bowl, beat butter and sugar until smooth, about 3 minutes. <text:s/>Beat in eggs and vanilla. <text:s/>May look curtled. <text:s/>On low speed, beat in flour mixture. <text:s/>Divide dough in half; form 2 discs. <text:s/>Wrap in plastic; refrigerate for 2 hours.</text:p>
      <text:p text:style-name="P387">Heat oven to 350°. Working with ½ dough at a time, roll out on floured surface to 3/16“ thick. <text:s/>Using a 3“ tree cutter, cut out cookies and place on prepared baking sheet. <text:s/>Using a drink straw, cut out “ornaments“ from ½ the cookies. <text:s/>Reroll the dough scraps if necessary and repeat the rest of the dough. <text:s/>Makes 48 cookies.</text:p>
      <text:p text:style-name="P388">Bake at 350° for 11 minutes or until cookies just begin to turn golden. <text:s/>Remove from baking sheets to wire rack.</text:p>
      <text:p text:style-name="P389">Dust half of the cutout cookies with confectioners‘ sugar. <text:s/>Spread ½ teaspoon raspberry jam on each remaining cookie. <text:s/>Place cutout cookies on top of jam sprad cookies. <text:s/>Let stand at room temperature until sset.</text:p>
      <text:p text:style-name="P390"/>
      <text:p text:style-name="P391"/>
      <text:p text:style-name="P392"/>
      <text:p text:style-name="P393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Andale Sans U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Header"><text:tab/><text:tab/>Dessserts - Cookies</text:p>
      </style:header>
      <style:footer>
        <text:p text:style-name="P2"><text:page-number text:fixed="false">21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ou</meta:initial-creator>
    <dc:creator>Sam Windham</dc:creator>
    <meta:creation-date>2009-04-16T11:32:00Z</meta:creation-date>
    <dc:date>2015-08-22T02:16:00Z</dc:date>
    <meta:template xlink:href="Normal" xlink:type="simple"/>
    <meta:editing-cycles>38</meta:editing-cycles>
    <meta:editing-duration>PT42840S</meta:editing-duration>
    <meta:user-defined meta:name="Info 1"/>
    <meta:user-defined meta:name="Info 2"/>
    <meta:user-defined meta:name="Info 3"/>
    <meta:user-defined meta:name="Info 4"/>
    <meta:document-statistic meta:page-count="1" meta:paragraph-count="111" meta:word-count="8312" meta:character-count="55580" meta:row-count="394" meta:non-whitespace-character-count="47379"/>
  </office:meta>
</office:document-meta>
</file>